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language="cs" fo:country="CZ" officeooo:rsid="40ff9796" officeooo:paragraph-rsid="40ffad90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rsid="1d1682b7" officeooo:paragraph-rsid="42492ab9"/>
    </style:style>
    <style:style style:name="P7" style:family="paragraph" style:parent-style-name="Text_20_body">
      <style:text-properties fo:font-style="normal" officeooo:rsid="409a2ed9" officeooo:paragraph-rsid="42422a84" style:font-style-asian="normal" style:font-style-complex="normal"/>
    </style:style>
    <style:style style:name="P8" style:family="paragraph" style:parent-style-name="Text_20_body">
      <style:text-properties fo:font-style="normal" officeooo:rsid="41018dce" officeooo:paragraph-rsid="41018dce" style:font-style-asian="normal" style:font-style-complex="normal"/>
    </style:style>
    <style:style style:name="P9" style:family="paragraph" style:parent-style-name="Text_20_body">
      <style:text-properties fo:font-style="normal" officeooo:rsid="4245c1b2" officeooo:paragraph-rsid="4245c1b2" style:font-style-asian="normal" style:font-style-complex="normal"/>
    </style:style>
    <style:style style:name="P10" style:family="paragraph" style:parent-style-name="Text_20_body">
      <style:text-properties fo:font-style="normal" officeooo:rsid="424948e8" officeooo:paragraph-rsid="424948e8" style:font-style-asian="normal" style:font-style-complex="normal"/>
    </style:style>
    <style:style style:name="P11" style:family="paragraph" style:parent-style-name="Text_20_body">
      <style:text-properties fo:font-style="normal" officeooo:rsid="1f3ed1fc" officeooo:paragraph-rsid="4267ca75" style:font-style-asian="normal" style:font-style-complex="normal"/>
    </style:style>
    <style:style style:name="P12" style:family="paragraph" style:parent-style-name="Text_20_body">
      <style:text-properties officeooo:rsid="217800a7" officeooo:paragraph-rsid="42545171"/>
    </style:style>
    <style:style style:name="P13" style:family="paragraph" style:parent-style-name="Text_20_body">
      <style:text-properties officeooo:rsid="3e774433" officeooo:paragraph-rsid="42545171"/>
    </style:style>
    <style:style style:name="P14" style:family="paragraph" style:parent-style-name="Text_20_body">
      <style:text-properties officeooo:rsid="3e7911aa" officeooo:paragraph-rsid="42545171"/>
    </style:style>
    <style:style style:name="P15" style:family="paragraph" style:parent-style-name="Text_20_body">
      <style:text-properties officeooo:rsid="1e05f260" officeooo:paragraph-rsid="42545171"/>
    </style:style>
    <style:style style:name="P16" style:family="paragraph" style:parent-style-name="Text_20_body">
      <style:text-properties officeooo:rsid="25a5346e" officeooo:paragraph-rsid="42422a84"/>
    </style:style>
    <style:style style:name="P17" style:family="paragraph" style:parent-style-name="Text_20_body">
      <style:text-properties officeooo:rsid="3ef566e2" officeooo:paragraph-rsid="42422a84"/>
    </style:style>
    <style:style style:name="P18" style:family="paragraph" style:parent-style-name="Text_20_body">
      <style:text-properties officeooo:rsid="3a98b3ec" officeooo:paragraph-rsid="42702e59"/>
    </style:style>
    <style:style style:name="P19" style:family="paragraph" style:parent-style-name="Text_20_body">
      <style:text-properties officeooo:rsid="19e5887b" officeooo:paragraph-rsid="40ff9796"/>
    </style:style>
    <style:style style:name="P20" style:family="paragraph" style:parent-style-name="Text_20_body">
      <style:text-properties officeooo:rsid="26a3593b" officeooo:paragraph-rsid="40ffcbe7"/>
    </style:style>
    <style:style style:name="P21" style:family="paragraph" style:parent-style-name="Text_20_body">
      <style:text-properties officeooo:rsid="3dc57f96" officeooo:paragraph-rsid="4106ee49"/>
    </style:style>
    <style:style style:name="P22" style:family="paragraph" style:parent-style-name="Text_20_body">
      <style:text-properties officeooo:rsid="408430cb" officeooo:paragraph-rsid="40ff6eb5"/>
    </style:style>
    <style:style style:name="P23" style:family="paragraph" style:parent-style-name="Text_20_body">
      <style:text-properties officeooo:rsid="18e685e5" officeooo:paragraph-rsid="42409306"/>
    </style:style>
    <style:style style:name="P24" style:family="paragraph" style:parent-style-name="Text_20_body">
      <style:text-properties officeooo:rsid="17e3a390" officeooo:paragraph-rsid="40fec6d5"/>
    </style:style>
    <style:style style:name="P25" style:family="paragraph" style:parent-style-name="Text_20_body">
      <style:text-properties officeooo:rsid="3d0175eb" officeooo:paragraph-rsid="4221092e"/>
    </style:style>
    <style:style style:name="P26" style:family="paragraph" style:parent-style-name="Text_20_body">
      <style:text-properties officeooo:rsid="3d0175eb" officeooo:paragraph-rsid="42680bea"/>
    </style:style>
    <style:style style:name="P27" style:family="paragraph" style:parent-style-name="Text_20_body">
      <style:text-properties officeooo:paragraph-rsid="40ffad90"/>
    </style:style>
    <style:style style:name="P28" style:family="paragraph" style:parent-style-name="Text_20_body">
      <style:text-properties officeooo:rsid="40ff6eb5" officeooo:paragraph-rsid="40ff6eb5"/>
    </style:style>
    <style:style style:name="P29" style:family="paragraph" style:parent-style-name="Text_20_body">
      <style:text-properties officeooo:rsid="41018dce" officeooo:paragraph-rsid="41018dce"/>
    </style:style>
    <style:style style:name="P30" style:family="paragraph" style:parent-style-name="Text_20_body">
      <style:text-properties officeooo:paragraph-rsid="421f3761"/>
    </style:style>
    <style:style style:name="P31" style:family="paragraph" style:parent-style-name="Text_20_body">
      <style:text-properties officeooo:paragraph-rsid="422feb86"/>
    </style:style>
    <style:style style:name="P32" style:family="paragraph" style:parent-style-name="Text_20_body">
      <style:text-properties officeooo:paragraph-rsid="42325009"/>
    </style:style>
    <style:style style:name="P33" style:family="paragraph" style:parent-style-name="Text_20_body">
      <style:text-properties officeooo:paragraph-rsid="42409306"/>
    </style:style>
    <style:style style:name="P34" style:family="paragraph" style:parent-style-name="Text_20_body">
      <style:text-properties officeooo:paragraph-rsid="424948e8"/>
    </style:style>
    <style:style style:name="P35" style:family="paragraph" style:parent-style-name="Text_20_body">
      <style:text-properties officeooo:rsid="4245c1b2" officeooo:paragraph-rsid="4245c1b2"/>
    </style:style>
    <style:style style:name="P36" style:family="paragraph" style:parent-style-name="Text_20_body">
      <style:text-properties officeooo:rsid="424948e8" officeooo:paragraph-rsid="424948e8"/>
    </style:style>
    <style:style style:name="P37" style:family="paragraph" style:parent-style-name="Text_20_body">
      <style:text-properties officeooo:paragraph-rsid="42702e59"/>
    </style:style>
    <style:style style:name="P38" style:family="paragraph" style:parent-style-name="Text_20_body">
      <style:text-properties officeooo:rsid="426a464e" officeooo:paragraph-rsid="426a464e"/>
    </style:style>
    <style:style style:name="P39" style:family="paragraph" style:parent-style-name="Text_20_body">
      <style:text-properties officeooo:rsid="426c2bed" officeooo:paragraph-rsid="426c2bed"/>
    </style:style>
    <style:style style:name="P40" style:family="paragraph" style:parent-style-name="Text_20_body">
      <style:text-properties officeooo:rsid="40fec6d5" officeooo:paragraph-rsid="40fec6d5"/>
    </style:style>
    <style:style style:name="P41" style:family="paragraph" style:parent-style-name="Text_20_body">
      <style:paragraph-properties fo:text-align="center" style:justify-single-word="false"/>
      <style:text-properties officeooo:rsid="07a6c582" officeooo:paragraph-rsid="0ce95318"/>
    </style:style>
    <style:style style:name="P4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45" style:family="paragraph" style:parent-style-name="Standard">
      <style:paragraph-properties fo:text-align="center" style:justify-single-word="false"/>
      <style:text-properties fo:font-size="22pt" officeooo:rsid="42723a28" officeooo:paragraph-rsid="42723a28" style:font-size-asian="22pt" style:font-size-complex="22pt"/>
    </style:style>
    <style:style style:name="P46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50" style:family="paragraph" style:parent-style-name="Example_20_Header">
      <style:text-properties officeooo:paragraph-rsid="0ce95318"/>
    </style:style>
    <style:style style:name="P51" style:family="paragraph" style:parent-style-name="Example_20_Header">
      <style:text-properties officeooo:rsid="3e7911aa" officeooo:paragraph-rsid="42545171"/>
    </style:style>
    <style:style style:name="P52" style:family="paragraph" style:parent-style-name="Example_20_Header">
      <style:text-properties officeooo:paragraph-rsid="42409306"/>
    </style:style>
    <style:style style:name="P53" style:family="paragraph" style:parent-style-name="Example_20_Header">
      <style:text-properties officeooo:paragraph-rsid="42422a84"/>
    </style:style>
    <style:style style:name="P54" style:family="paragraph" style:parent-style-name="Example_20_Header">
      <style:text-properties officeooo:paragraph-rsid="4243daaa"/>
    </style:style>
    <style:style style:name="P55" style:family="paragraph" style:parent-style-name="Example_20_Header">
      <style:text-properties officeooo:paragraph-rsid="424948e8"/>
    </style:style>
    <style:style style:name="P56" style:family="paragraph" style:parent-style-name="Example_20_Header">
      <style:text-properties officeooo:paragraph-rsid="42545171"/>
    </style:style>
    <style:style style:name="P57" style:family="paragraph" style:parent-style-name="Example_20_Header">
      <style:text-properties officeooo:paragraph-rsid="42656a4c"/>
    </style:style>
    <style:style style:name="P58" style:family="paragraph" style:parent-style-name="Example_20_Header">
      <style:text-properties officeooo:paragraph-rsid="42702e59"/>
    </style:style>
    <style:style style:name="P59" style:family="paragraph" style:parent-style-name="Example">
      <style:text-properties fo:language="cs" fo:country="CZ" officeooo:rsid="25612f74" officeooo:paragraph-rsid="42409306" style:language-asian="zxx" style:country-asian="none" style:language-complex="ar" style:country-complex="SA"/>
    </style:style>
    <style:style style:name="P60" style:family="paragraph" style:parent-style-name="Example">
      <style:text-properties officeooo:rsid="122861d3" officeooo:paragraph-rsid="42422a84"/>
    </style:style>
    <style:style style:name="P61" style:family="paragraph" style:parent-style-name="Example">
      <style:text-properties officeooo:rsid="217800a7" officeooo:paragraph-rsid="42545171"/>
    </style:style>
    <style:style style:name="P62" style:family="paragraph" style:parent-style-name="Example">
      <style:text-properties fo:font-style="normal" officeooo:rsid="3a8089af" officeooo:paragraph-rsid="42702e59" fo:background-color="transparent" style:font-style-asian="normal" style:font-style-complex="normal"/>
    </style:style>
    <style:style style:name="P63" style:family="paragraph" style:parent-style-name="Example">
      <style:text-properties officeooo:rsid="1e05f260" officeooo:paragraph-rsid="42545171"/>
    </style:style>
    <style:style style:name="P64" style:family="paragraph" style:parent-style-name="Example">
      <style:text-properties officeooo:paragraph-rsid="42422a84"/>
    </style:style>
    <style:style style:name="P65" style:family="paragraph" style:parent-style-name="Example">
      <style:text-properties officeooo:rsid="19e29a33" officeooo:paragraph-rsid="4243daaa"/>
    </style:style>
    <style:style style:name="P66" style:family="paragraph" style:parent-style-name="Example">
      <style:text-properties officeooo:rsid="424948e8" officeooo:paragraph-rsid="424948e8"/>
    </style:style>
    <style:style style:name="P67" style:family="paragraph" style:parent-style-name="Example">
      <style:text-properties officeooo:rsid="3e0307de" officeooo:paragraph-rsid="424948e8"/>
    </style:style>
    <style:style style:name="P68" style:family="paragraph" style:parent-style-name="Example">
      <style:text-properties officeooo:paragraph-rsid="42545171"/>
    </style:style>
    <style:style style:name="P69" style:family="paragraph" style:parent-style-name="Example">
      <style:text-properties officeooo:rsid="42656a4c" officeooo:paragraph-rsid="42656a4c"/>
    </style:style>
    <style:style style:name="P70" style:family="paragraph" style:parent-style-name="Example">
      <style:text-properties officeooo:paragraph-rsid="42702e59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42702e59"/>
    </style:style>
    <style:style style:name="P7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77" style:family="paragraph" style:parent-style-name="Text_20_body" style:list-style-name="L1">
      <style:text-properties officeooo:rsid="40fec6d5" officeooo:paragraph-rsid="424e1469"/>
    </style:style>
    <style:style style:name="P78" style:family="paragraph" style:parent-style-name="Text_20_body" style:list-style-name="L1">
      <style:text-properties officeooo:rsid="3e0307de" officeooo:paragraph-rsid="421f3761"/>
    </style:style>
    <style:style style:name="P79" style:family="paragraph" style:parent-style-name="Text_20_body" style:list-style-name="L1">
      <style:text-properties officeooo:rsid="3e0307de" officeooo:paragraph-rsid="425b15b9"/>
    </style:style>
    <style:style style:name="P80" style:family="paragraph" style:parent-style-name="Text_20_body" style:list-style-name="L1">
      <style:text-properties officeooo:rsid="4245c1b2" officeooo:paragraph-rsid="4245c1b2"/>
    </style:style>
    <style:style style:name="P81" style:family="paragraph" style:parent-style-name="Text_20_body" style:list-style-name="L2">
      <style:text-properties officeooo:paragraph-rsid="424948e8"/>
    </style:style>
    <style:style style:name="P82" style:family="paragraph" style:parent-style-name="Text_20_body" style:list-style-name="L2">
      <style:text-properties officeooo:rsid="40631d3d" officeooo:paragraph-rsid="424948e8"/>
    </style:style>
    <style:style style:name="P83" style:family="paragraph" style:parent-style-name="Text_20_body" style:list-style-name="L3">
      <style:text-properties officeooo:rsid="2554a1de" officeooo:paragraph-rsid="424948e8"/>
    </style:style>
    <style:style style:name="P84" style:family="paragraph" style:parent-style-name="Text_20_body" style:list-style-name="L3">
      <style:text-properties officeooo:rsid="3e88d409" officeooo:paragraph-rsid="424948e8"/>
    </style:style>
    <style:style style:name="P85" style:family="paragraph" style:parent-style-name="Text_20_body" style:list-style-name="L3">
      <style:text-properties officeooo:rsid="023fd48c" officeooo:paragraph-rsid="424948e8"/>
    </style:style>
    <style:style style:name="P86" style:family="paragraph" style:parent-style-name="Text_20_body" style:list-style-name="L3">
      <style:text-properties officeooo:rsid="3e31db64" officeooo:paragraph-rsid="424948e8"/>
    </style:style>
    <style:style style:name="P87" style:family="paragraph" style:parent-style-name="Text_20_body" style:list-style-name="L3">
      <style:text-properties officeooo:rsid="3e24077f" officeooo:paragraph-rsid="424948e8"/>
    </style:style>
    <style:style style:name="P88" style:family="paragraph" style:parent-style-name="Text_20_body" style:list-style-name="L3">
      <style:text-properties officeooo:rsid="1cf214c9" officeooo:paragraph-rsid="424948e8"/>
    </style:style>
    <style:style style:name="P89" style:family="paragraph" style:parent-style-name="Text_20_body" style:list-style-name="L3">
      <style:text-properties officeooo:rsid="1f3ea2e3" officeooo:paragraph-rsid="424948e8"/>
    </style:style>
    <style:style style:name="P90" style:family="paragraph" style:parent-style-name="Text_20_body" style:list-style-name="L3">
      <style:text-properties officeooo:rsid="1cf2501e" officeooo:paragraph-rsid="424948e8"/>
    </style:style>
    <style:style style:name="P91" style:family="paragraph" style:parent-style-name="Text_20_body" style:list-style-name="L3">
      <style:text-properties officeooo:rsid="1d0d8164" officeooo:paragraph-rsid="424948e8"/>
    </style:style>
    <style:style style:name="P92" style:family="paragraph" style:parent-style-name="Text_20_body" style:list-style-name="L3">
      <style:text-properties officeooo:rsid="40505312" officeooo:paragraph-rsid="424948e8"/>
    </style:style>
    <style:style style:name="P93" style:family="paragraph" style:parent-style-name="Text_20_body" style:list-style-name="L4">
      <style:text-properties officeooo:rsid="25258903" officeooo:paragraph-rsid="40fec6d5"/>
    </style:style>
    <style:style style:name="P94" style:family="paragraph" style:parent-style-name="Text_20_body" style:list-style-name="L5">
      <style:text-properties officeooo:rsid="19e29a33" officeooo:paragraph-rsid="40fec6d5"/>
    </style:style>
    <style:style style:name="P95" style:family="paragraph" style:parent-style-name="Text_20_body" style:list-style-name="L6">
      <style:text-properties officeooo:rsid="19e29a33" officeooo:paragraph-rsid="40fec6d5"/>
    </style:style>
    <style:style style:name="P96" style:family="paragraph" style:parent-style-name="Text_20_body" style:list-style-name="L7">
      <style:text-properties officeooo:rsid="19e29a33" officeooo:paragraph-rsid="40fec6d5"/>
    </style:style>
    <style:style style:name="P97" style:family="paragraph" style:parent-style-name="Text_20_body" style:list-style-name="L8">
      <style:text-properties officeooo:paragraph-rsid="40ff6eb5"/>
    </style:style>
    <style:style style:name="P98" style:family="paragraph" style:parent-style-name="Text_20_body" style:list-style-name="L8">
      <style:text-properties officeooo:rsid="1d1d9988" officeooo:paragraph-rsid="40ff6eb5"/>
    </style:style>
    <style:style style:name="P99" style:family="paragraph" style:parent-style-name="Text_20_body" style:list-style-name="L8">
      <style:text-properties officeooo:rsid="3f8df1d0" officeooo:paragraph-rsid="40ff6eb5"/>
    </style:style>
    <style:style style:name="P100" style:family="paragraph" style:parent-style-name="Text_20_body" style:list-style-name="L9">
      <style:text-properties fo:font-style="normal" officeooo:rsid="1f3ed1fc" officeooo:paragraph-rsid="4267ca75" style:font-style-asian="normal" style:font-style-complex="normal"/>
    </style:style>
    <style:style style:name="P101" style:family="paragraph" style:parent-style-name="Text_20_body" style:list-style-name="L10">
      <style:text-properties fo:font-style="normal" officeooo:rsid="3f2ae0ed" officeooo:paragraph-rsid="40ff6eb5" style:font-style-asian="normal" style:font-style-complex="normal"/>
    </style:style>
    <style:style style:name="P102" style:family="paragraph" style:parent-style-name="Text_20_body" style:list-style-name="L10">
      <style:text-properties officeooo:paragraph-rsid="40ff6eb5"/>
    </style:style>
    <style:style style:name="P103" style:family="paragraph" style:parent-style-name="Text_20_body" style:list-style-name="L10">
      <style:text-properties officeooo:rsid="40ff6eb5" officeooo:paragraph-rsid="421f3761"/>
    </style:style>
    <style:style style:name="P104" style:family="paragraph" style:parent-style-name="Text_20_body" style:list-style-name="L11">
      <style:text-properties officeooo:paragraph-rsid="40ff6eb5"/>
    </style:style>
    <style:style style:name="P105" style:family="paragraph" style:parent-style-name="Text_20_body" style:list-style-name="L11">
      <style:text-properties officeooo:rsid="3f2e59a4" officeooo:paragraph-rsid="40ff6eb5"/>
    </style:style>
    <style:style style:name="P106" style:family="paragraph" style:parent-style-name="Text_20_body" style:list-style-name="L11">
      <style:text-properties officeooo:rsid="3f2c1347" officeooo:paragraph-rsid="40ff6eb5"/>
    </style:style>
    <style:style style:name="P107" style:family="paragraph" style:parent-style-name="Text_20_body" style:list-style-name="L11">
      <style:text-properties officeooo:rsid="408430cb" officeooo:paragraph-rsid="40ff6eb5"/>
    </style:style>
    <style:style style:name="P108" style:family="paragraph" style:parent-style-name="Text_20_body" style:list-style-name="L12">
      <style:text-properties officeooo:paragraph-rsid="40ff9796"/>
    </style:style>
    <style:style style:name="P109" style:family="paragraph" style:parent-style-name="Text_20_body" style:list-style-name="L12">
      <style:text-properties officeooo:rsid="19e5887b" officeooo:paragraph-rsid="40ff9796"/>
    </style:style>
    <style:style style:name="P110" style:family="paragraph" style:parent-style-name="Text_20_body" style:list-style-name="L13">
      <style:text-properties officeooo:rsid="1f9eac7b" officeooo:paragraph-rsid="40ffad90" fo:background-color="transparent"/>
    </style:style>
    <style:style style:name="P111" style:family="paragraph" style:parent-style-name="Text_20_body" style:list-style-name="L14">
      <style:text-properties officeooo:rsid="2725b06c" officeooo:paragraph-rsid="40ffad90" fo:background-color="transparent"/>
    </style:style>
    <style:style style:name="P112" style:family="paragraph" style:parent-style-name="Text_20_body" style:list-style-name="L14">
      <style:text-properties officeooo:rsid="3c0a96df" officeooo:paragraph-rsid="40ffad90" fo:background-color="transparent"/>
    </style:style>
    <style:style style:name="P113" style:family="paragraph" style:parent-style-name="Text_20_body" style:list-style-name="L14">
      <style:text-properties officeooo:rsid="3f676b5f" officeooo:paragraph-rsid="40ffad90" fo:background-color="transparent"/>
    </style:style>
    <style:style style:name="P114" style:family="paragraph" style:parent-style-name="Text_20_body" style:list-style-name="L14">
      <style:text-properties officeooo:paragraph-rsid="40ffad90"/>
    </style:style>
    <style:style style:name="P115" style:family="paragraph" style:parent-style-name="Text_20_body" style:list-style-name="L20">
      <style:text-properties officeooo:rsid="1fa4b8bf" officeooo:paragraph-rsid="42749a99"/>
    </style:style>
    <style:style style:name="P116" style:family="paragraph" style:parent-style-name="Text_20_body" style:list-style-name="L16">
      <style:text-properties officeooo:paragraph-rsid="42702e59"/>
    </style:style>
    <style:style style:name="P117" style:family="paragraph" style:parent-style-name="Text_20_body" style:list-style-name="L16">
      <style:text-properties officeooo:rsid="3988feba" officeooo:paragraph-rsid="42702e59"/>
    </style:style>
    <style:style style:name="P118" style:family="paragraph" style:parent-style-name="Text_20_body" style:list-style-name="L17">
      <style:text-properties officeooo:rsid="26992d29" officeooo:paragraph-rsid="40ffcbe7"/>
    </style:style>
    <style:style style:name="P119" style:family="paragraph" style:parent-style-name="Text_20_body" style:list-style-name="L18">
      <style:text-properties officeooo:rsid="269cbd15" officeooo:paragraph-rsid="40ffcbe7"/>
    </style:style>
    <style:style style:name="P120" style:family="paragraph" style:parent-style-name="Text_20_body" style:list-style-name="L18">
      <style:text-properties officeooo:rsid="3c763339" officeooo:paragraph-rsid="40ffcbe7"/>
    </style:style>
    <style:style style:name="P121" style:family="paragraph" style:parent-style-name="Text_20_body" style:list-style-name="L18">
      <style:text-properties officeooo:rsid="3e5a03e9" officeooo:paragraph-rsid="40ffcbe7"/>
    </style:style>
    <style:style style:name="P122" style:family="paragraph" style:parent-style-name="Text_20_body" style:list-style-name="L18">
      <style:text-properties officeooo:rsid="3e731095" officeooo:paragraph-rsid="40ffcbe7"/>
    </style:style>
    <style:style style:name="P123" style:family="paragraph" style:parent-style-name="Text_20_body" style:list-style-name="L18">
      <style:text-properties officeooo:rsid="3c61720d" officeooo:paragraph-rsid="40ffcbe7"/>
    </style:style>
    <style:style style:name="P124" style:family="paragraph" style:parent-style-name="Text_20_body" style:list-style-name="L18">
      <style:text-properties officeooo:rsid="269e503f" officeooo:paragraph-rsid="40ffcbe7"/>
    </style:style>
    <style:style style:name="P125" style:family="paragraph" style:parent-style-name="Text_20_body" style:list-style-name="L18">
      <style:text-properties officeooo:rsid="3d45c93d" officeooo:paragraph-rsid="40ffcbe7"/>
    </style:style>
    <style:style style:name="P126" style:family="paragraph" style:parent-style-name="Text_20_body" style:list-style-name="L18">
      <style:text-properties officeooo:rsid="406c8a35" officeooo:paragraph-rsid="40ffcbe7"/>
    </style:style>
    <style:style style:name="P127" style:family="paragraph" style:parent-style-name="Text_20_body" style:list-style-name="L18">
      <style:text-properties officeooo:rsid="2181dc18" officeooo:paragraph-rsid="40ffcbe7"/>
    </style:style>
    <style:style style:name="P128" style:family="paragraph" style:parent-style-name="Text_20_body" style:list-style-name="L18">
      <style:text-properties officeooo:rsid="3d33dbc1" officeooo:paragraph-rsid="40ffcbe7"/>
    </style:style>
    <style:style style:name="P129" style:family="paragraph" style:parent-style-name="Text_20_body" style:list-style-name="L19">
      <style:text-properties officeooo:paragraph-rsid="40ffad90"/>
    </style:style>
    <style:style style:name="P130" style:family="paragraph" style:parent-style-name="Text_20_body">
      <style:text-properties officeooo:paragraph-rsid="40ffad90"/>
    </style:style>
    <style:style style:name="P131" style:family="paragraph" style:parent-style-name="Text_20_body" style:list-style-name="L20">
      <style:text-properties officeooo:rsid="3c5658dd" officeooo:paragraph-rsid="42749a99"/>
    </style:style>
    <style:style style:name="P132" style:family="paragraph" style:parent-style-name="Text_20_body">
      <style:text-properties officeooo:rsid="1f724502" officeooo:paragraph-rsid="42749a99"/>
    </style:style>
    <style:style style:name="P133" style:family="paragraph" style:parent-style-name="Text_20_body" style:list-style-name="L20">
      <style:text-properties officeooo:rsid="1fa59f87" officeooo:paragraph-rsid="42749a99"/>
    </style:style>
    <style:style style:name="P134" style:family="paragraph" style:parent-style-name="Text_20_body" style:list-style-name="L20">
      <style:text-properties officeooo:rsid="1ef8a4eb" officeooo:paragraph-rsid="42749a99"/>
    </style:style>
    <style:style style:name="P135" style:family="paragraph" style:parent-style-name="Text_20_body" style:list-style-name="L20">
      <style:text-properties officeooo:rsid="28420f89" officeooo:paragraph-rsid="42749a99"/>
    </style:style>
    <style:style style:name="P136" style:family="paragraph" style:parent-style-name="Text_20_body" style:list-style-name="L20">
      <style:text-properties officeooo:rsid="1fddbc8a" officeooo:paragraph-rsid="42749a99"/>
    </style:style>
    <style:style style:name="P137" style:family="paragraph" style:parent-style-name="Text_20_body" style:list-style-name="L20">
      <style:text-properties officeooo:rsid="1fb10ae9" officeooo:paragraph-rsid="42749a99"/>
    </style:style>
    <style:style style:name="P138" style:family="paragraph" style:parent-style-name="Text_20_body" style:list-style-name="L20">
      <style:text-properties officeooo:rsid="26785863" officeooo:paragraph-rsid="42749a99"/>
    </style:style>
    <style:style style:name="P139" style:family="paragraph" style:parent-style-name="Text_20_body" style:list-style-name="L20">
      <style:text-properties officeooo:rsid="1fb564f3" officeooo:paragraph-rsid="42749a99"/>
    </style:style>
    <style:style style:name="P140" style:family="paragraph" style:parent-style-name="Text_20_body" style:list-style-name="L20">
      <style:text-properties officeooo:rsid="1fe12da0" officeooo:paragraph-rsid="42749a99"/>
    </style:style>
    <style:style style:name="P141" style:family="paragraph" style:parent-style-name="Text_20_body" style:list-style-name="L20">
      <style:text-properties officeooo:rsid="2713eaed" officeooo:paragraph-rsid="42749a99"/>
    </style:style>
    <style:style style:name="P142" style:family="paragraph" style:parent-style-name="Text_20_body" style:list-style-name="L20">
      <style:text-properties officeooo:rsid="1fe5ba75" officeooo:paragraph-rsid="42749a99"/>
    </style:style>
    <style:style style:name="P143" style:family="paragraph" style:parent-style-name="Heading_20_3">
      <style:text-properties officeooo:paragraph-rsid="42702e59"/>
    </style:style>
    <style:style style:name="P144" style:family="paragraph" style:parent-style-name="Heading_20_4">
      <style:text-properties officeooo:paragraph-rsid="40fec6d5"/>
    </style:style>
    <style:style style:name="P145" style:family="paragraph" style:parent-style-name="Heading_20_4">
      <style:text-properties officeooo:paragraph-rsid="40ff6eb5"/>
    </style:style>
    <style:style style:name="P146" style:family="paragraph" style:parent-style-name="Heading_20_4">
      <style:text-properties officeooo:rsid="40d3e4eb" officeooo:paragraph-rsid="42545171"/>
    </style:style>
    <style:style style:name="P147" style:family="paragraph" style:parent-style-name="Heading_20_4">
      <style:text-properties officeooo:rsid="42652ead" officeooo:paragraph-rsid="42652ead"/>
    </style:style>
    <style:style style:name="P148" style:family="paragraph" style:parent-style-name="Heading_20_4">
      <style:text-properties officeooo:paragraph-rsid="425c509e"/>
    </style:style>
    <style:style style:name="P149" style:family="paragraph" style:parent-style-name="Heading_20_4">
      <style:text-properties officeooo:paragraph-rsid="40ff9796"/>
    </style:style>
    <style:style style:name="P150" style:family="paragraph" style:parent-style-name="Heading_20_4">
      <style:text-properties officeooo:paragraph-rsid="4106ee49"/>
    </style:style>
    <style:style style:name="P151" style:family="paragraph" style:parent-style-name="Heading_20_4">
      <style:text-properties officeooo:paragraph-rsid="40ffad90"/>
    </style:style>
    <style:style style:name="P152" style:family="paragraph" style:parent-style-name="Heading_20_4">
      <style:text-properties officeooo:paragraph-rsid="41099479"/>
    </style:style>
    <style:style style:name="P153" style:family="paragraph" style:parent-style-name="Heading_20_4">
      <style:text-properties officeooo:paragraph-rsid="42702e59"/>
    </style:style>
    <style:style style:name="P154" style:family="paragraph" style:parent-style-name="Heading_20_4">
      <style:text-properties officeooo:rsid="40505312" officeooo:paragraph-rsid="40ffad90"/>
    </style:style>
    <style:style style:name="P155" style:family="paragraph" style:parent-style-name="Heading_20_4">
      <style:text-properties officeooo:paragraph-rsid="42749a99"/>
    </style:style>
    <style:style style:name="P156" style:family="paragraph" style:parent-style-name="Example" style:list-style-name="L20">
      <style:text-properties officeooo:rsid="3c5658dd" officeooo:paragraph-rsid="42749a99"/>
    </style:style>
    <style:style style:name="P157" style:family="paragraph" style:parent-style-name="Example" style:list-style-name="L20">
      <style:text-properties officeooo:paragraph-rsid="42749a99"/>
    </style:style>
    <style:style style:name="P158" style:family="paragraph" style:parent-style-name="Example" style:list-style-name="L20">
      <style:text-properties officeooo:rsid="26785863" officeooo:paragraph-rsid="42749a99"/>
    </style:style>
    <style:style style:name="P159" style:family="paragraph" style:parent-style-name="Example" style:list-style-name="L20">
      <style:text-properties officeooo:rsid="2713eaed" officeooo:paragraph-rsid="42749a9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128d94f"/>
    </style:style>
    <style:style style:name="T3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3de01683" fo:background-color="transparent" loext:char-shading-value="0" style:font-style-asian="italic" style:font-style-complex="italic"/>
    </style:style>
    <style:style style:name="T5" style:family="text">
      <style:text-properties style:text-line-through-style="none" style:text-line-through-type="none" fo:font-style="italic" officeooo:rsid="3dce3982" fo:background-color="transparent" loext:char-shading-value="0" style:font-style-asian="italic" style:font-style-complex="italic"/>
    </style:style>
    <style:style style:name="T6" style:family="text">
      <style:text-properties style:text-line-through-style="none" style:text-line-through-type="none" officeooo:rsid="1904c501"/>
    </style:style>
    <style:style style:name="T7" style:family="text">
      <style:text-properties style:text-line-through-style="none" style:text-line-through-type="none" officeooo:rsid="247bd336"/>
    </style:style>
    <style:style style:name="T8" style:family="text">
      <style:text-properties style:text-line-through-style="none" style:text-line-through-type="none" officeooo:rsid="269668ef"/>
    </style:style>
    <style:style style:name="T9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11" style:family="text">
      <style:text-properties style:text-line-through-style="none" style:text-line-through-type="none" fo:font-style="normal" officeooo:rsid="3de01683" fo:background-color="transparent" loext:char-shading-value="0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3def5bfb" fo:background-color="transparent" loext:char-shading-value="0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3d58d886" fo:background-color="transparent" loext:char-shading-value="0" style:font-style-asian="normal" style:font-style-complex="normal"/>
    </style:style>
    <style:style style:name="T14" style:family="text">
      <style:text-properties style:text-line-through-style="none" style:text-line-through-type="none" fo:font-style="normal" officeooo:rsid="3ddbeb9f" fo:background-color="transparent" loext:char-shading-value="0" style:font-style-asian="normal" style:font-style-complex="normal"/>
    </style:style>
    <style:style style:name="T15" style:family="text">
      <style:text-properties style:text-line-through-style="none" style:text-line-through-type="none" fo:font-style="normal" officeooo:rsid="3dce3982" fo:background-color="transparent" loext:char-shading-value="0" style:font-style-asian="normal" style:font-style-complex="normal"/>
    </style:style>
    <style:style style:name="T16" style:family="text">
      <style:text-properties style:text-line-through-style="none" style:text-line-through-type="none" officeooo:rsid="394a174a"/>
    </style:style>
    <style:style style:name="T17" style:family="text">
      <style:text-properties style:text-line-through-style="none" style:text-line-through-type="none" officeooo:rsid="3f620290"/>
    </style:style>
    <style:style style:name="T18" style:family="text">
      <style:text-properties style:text-line-through-style="none" style:text-line-through-type="none" officeooo:rsid="3f65776a"/>
    </style:style>
    <style:style style:name="T19" style:family="text">
      <style:text-properties style:text-line-through-style="none" style:text-line-through-type="none" officeooo:rsid="3f8fcede"/>
    </style:style>
    <style:style style:name="T20" style:family="text">
      <style:text-properties style:text-line-through-style="none" style:text-line-through-type="none" officeooo:rsid="3f8df1d0"/>
    </style:style>
    <style:style style:name="T21" style:family="text">
      <style:text-properties style:text-line-through-style="none" style:text-line-through-type="none" officeooo:rsid="247aa9fe"/>
    </style:style>
    <style:style style:name="T22" style:family="text">
      <style:text-properties style:text-line-through-style="none" style:text-line-through-type="none" officeooo:rsid="3f0202ee"/>
    </style:style>
    <style:style style:name="T23" style:family="text">
      <style:text-properties style:text-line-through-style="none" style:text-line-through-type="none" officeooo:rsid="424948e8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officeooo:rsid="3eb4b392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421cfd20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3eb4b392" fo:background-color="transparent" loext:char-shading-value="0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421cfd20" fo:background-color="transparent" loext:char-shading-value="0" style:language-asian="cs" style:country-asian="CZ" style:font-style-asian="italic" style:font-style-complex="italic"/>
    </style:style>
    <style:style style:name="T33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34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35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36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37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38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40" style:family="text">
      <style:text-properties fo:language="cs" fo:country="CZ" fo:font-style="normal" officeooo:rsid="3eb4b392" style:language-asian="cs" style:country-asian="CZ" style:font-style-asian="normal" style:font-style-complex="normal"/>
    </style:style>
    <style:style style:name="T41" style:family="text">
      <style:text-properties fo:language="cs" fo:country="CZ" fo:font-style="normal" officeooo:rsid="421cfd20" style:language-asian="cs" style:country-asian="CZ" style:font-style-asian="normal" style:font-style-complex="normal"/>
    </style:style>
    <style:style style:name="T42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48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49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50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51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52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53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54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55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56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dfd222d" style:font-style-asian="normal" style:font-style-complex="normal"/>
    </style:style>
    <style:style style:name="T59" style:family="text">
      <style:text-properties fo:language="cs" fo:country="CZ" fo:font-style="normal" officeooo:rsid="2569af57" style:font-style-asian="normal" style:font-style-complex="normal"/>
    </style:style>
    <style:style style:name="T60" style:family="text">
      <style:text-properties fo:language="cs" fo:country="CZ" fo:font-style="normal" officeooo:rsid="1dfdd6ef" style:font-style-asian="normal" style:font-style-complex="normal"/>
    </style:style>
    <style:style style:name="T61" style:family="text">
      <style:text-properties fo:language="cs" fo:country="CZ" fo:font-style="normal" officeooo:rsid="25a0872c" style:font-style-asian="normal" style:font-style-complex="normal"/>
    </style:style>
    <style:style style:name="T62" style:family="text">
      <style:text-properties fo:language="cs" fo:country="CZ" fo:font-style="normal" officeooo:rsid="25a63f6d" style:font-style-asian="normal" style:font-style-complex="normal"/>
    </style:style>
    <style:style style:name="T63" style:family="text">
      <style:text-properties fo:language="cs" fo:country="CZ" fo:font-style="normal" officeooo:rsid="26bb1452" style:font-style-asian="normal" style:font-style-complex="normal"/>
    </style:style>
    <style:style style:name="T64" style:family="text">
      <style:text-properties fo:language="cs" fo:country="CZ" fo:font-style="normal" officeooo:rsid="394b4b34" style:font-style-asian="normal" style:font-style-complex="normal"/>
    </style:style>
    <style:style style:name="T65" style:family="text">
      <style:text-properties fo:language="cs" fo:country="CZ" fo:font-style="normal" officeooo:rsid="395b173d" style:font-style-asian="normal" style:font-style-complex="normal"/>
    </style:style>
    <style:style style:name="T66" style:family="text">
      <style:text-properties fo:language="cs" fo:country="CZ" fo:font-style="normal" officeooo:rsid="1f23f6d8" style:font-style-asian="normal" style:font-style-complex="normal"/>
    </style:style>
    <style:style style:name="T67" style:family="text">
      <style:text-properties fo:language="cs" fo:country="CZ" fo:font-style="normal" officeooo:rsid="1a67d4d3" style:font-style-asian="normal" style:font-style-complex="normal"/>
    </style:style>
    <style:style style:name="T68" style:family="text">
      <style:text-properties fo:language="cs" fo:country="CZ" fo:font-style="normal" officeooo:rsid="1f24bc92" style:font-style-asian="normal" style:font-style-complex="normal"/>
    </style:style>
    <style:style style:name="T69" style:family="text">
      <style:text-properties fo:language="cs" fo:country="CZ" fo:font-style="normal" officeooo:rsid="25ab7249" style:font-style-asian="normal" style:font-style-complex="normal"/>
    </style:style>
    <style:style style:name="T70" style:family="text">
      <style:text-properties fo:language="cs" fo:country="CZ" fo:font-style="normal" officeooo:rsid="26b8725f" style:font-style-asian="normal" style:font-style-complex="normal"/>
    </style:style>
    <style:style style:name="T71" style:family="text">
      <style:text-properties fo:language="cs" fo:country="CZ" fo:font-style="normal" officeooo:rsid="25a87d4c" style:font-style-asian="normal" style:font-style-complex="normal"/>
    </style:style>
    <style:style style:name="T72" style:family="text">
      <style:text-properties fo:language="cs" fo:country="CZ" fo:font-style="normal" officeooo:rsid="25796d8b" style:font-style-asian="normal" style:font-style-complex="normal"/>
    </style:style>
    <style:style style:name="T73" style:family="text">
      <style:text-properties fo:language="cs" fo:country="CZ" fo:font-style="normal" officeooo:rsid="3b59bc07" style:font-style-asian="normal" style:font-style-complex="normal"/>
    </style:style>
    <style:style style:name="T74" style:family="text">
      <style:text-properties fo:language="cs" fo:country="CZ" fo:font-style="normal" officeooo:rsid="3ef37792" style:font-style-asian="normal" style:font-style-complex="normal"/>
    </style:style>
    <style:style style:name="T75" style:family="text">
      <style:text-properties fo:language="cs" fo:country="CZ" fo:font-style="normal" officeooo:rsid="3ef63727" style:font-style-asian="normal" style:font-style-complex="normal"/>
    </style:style>
    <style:style style:name="T76" style:family="text">
      <style:text-properties fo:language="cs" fo:country="CZ" fo:font-style="normal" officeooo:rsid="3ef781ec" style:font-style-asian="normal" style:font-style-complex="normal"/>
    </style:style>
    <style:style style:name="T77" style:family="text">
      <style:text-properties fo:language="cs" fo:country="CZ" fo:font-style="normal" officeooo:rsid="40d3e4eb" style:font-style-asian="normal" style:font-style-complex="normal"/>
    </style:style>
    <style:style style:name="T78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79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80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81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82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83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84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85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86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87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88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89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90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91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92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93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94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95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96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97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3eb4b392" fo:background-color="transparent" loext:char-shading-value="0" style:language-asian="cs" style:country-asian="CZ" style:font-style-asian="normal" style:font-style-complex="normal"/>
    </style:style>
    <style:style style:name="T100" style:family="text">
      <style:text-properties fo:language="cs" fo:country="CZ" officeooo:rsid="1dfd222d"/>
    </style:style>
    <style:style style:name="T101" style:family="text">
      <style:text-properties fo:language="cs" fo:country="CZ" fo:font-weight="bold" style:font-weight-asian="bold" style:font-weight-complex="bold"/>
    </style:style>
    <style:style style:name="T102" style:family="text">
      <style:text-properties fo:language="cs" fo:country="CZ" fo:font-weight="bold" officeooo:rsid="1dbdf5ee" style:font-weight-asian="bold" style:font-weight-complex="bold"/>
    </style:style>
    <style:style style:name="T103" style:family="text">
      <style:text-properties fo:language="cs" fo:country="CZ" fo:font-weight="bold" officeooo:rsid="1dfd222d" style:font-weight-asian="bold" style:font-weight-complex="bold"/>
    </style:style>
    <style:style style:name="T104" style:family="text">
      <style:text-properties fo:language="cs" fo:country="CZ" officeooo:rsid="16b81fd2"/>
    </style:style>
    <style:style style:name="T105" style:family="text">
      <style:text-properties fo:language="cs" fo:country="CZ" officeooo:rsid="395d89c3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229f4bef" style:font-style-asian="italic" style:font-style-complex="italic"/>
    </style:style>
    <style:style style:name="T108" style:family="text">
      <style:text-properties fo:font-style="italic" officeooo:rsid="39a48878" style:font-style-asian="italic" style:font-style-complex="italic"/>
    </style:style>
    <style:style style:name="T109" style:family="text">
      <style:text-properties fo:font-style="italic" officeooo:rsid="3f9475dd" style:font-style-asian="italic" style:font-style-complex="italic"/>
    </style:style>
    <style:style style:name="T110" style:family="text">
      <style:text-properties fo:font-style="italic" officeooo:rsid="3ff7df0e" style:font-style-asian="italic" style:font-style-complex="italic"/>
    </style:style>
    <style:style style:name="T111" style:family="text">
      <style:text-properties fo:font-style="italic" officeooo:rsid="3ddd7fa6" style:font-style-asian="italic" style:font-style-complex="italic"/>
    </style:style>
    <style:style style:name="T112" style:family="text">
      <style:text-properties fo:font-style="italic" officeooo:rsid="40ff6eb5" style:font-style-asian="italic" style:font-style-complex="italic"/>
    </style:style>
    <style:style style:name="T113" style:family="text">
      <style:text-properties fo:font-style="italic" officeooo:rsid="421f3761" style:font-style-asian="italic" style:font-style-complex="italic"/>
    </style:style>
    <style:style style:name="T114" style:family="text">
      <style:text-properties fo:font-style="italic" officeooo:rsid="3f3f2fd9" style:font-style-asian="italic" style:font-style-complex="italic"/>
    </style:style>
    <style:style style:name="T115" style:family="text">
      <style:text-properties fo:font-style="italic" officeooo:rsid="423c21f1" style:font-style-asian="italic" style:font-style-complex="italic"/>
    </style:style>
    <style:style style:name="T116" style:family="text">
      <style:text-properties fo:font-style="italic" officeooo:rsid="1f34f748" style:font-style-asian="italic" style:font-style-complex="italic"/>
    </style:style>
    <style:style style:name="T117" style:family="text">
      <style:text-properties fo:font-style="italic" officeooo:rsid="42527d84" style:font-style-asian="italic" style:font-style-complex="italic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120" style:family="text">
      <style:text-properties fo:font-style="italic" officeooo:rsid="3bd7d974" fo:background-color="transparent" loext:char-shading-value="0" style:font-style-asian="italic" style:font-style-complex="italic"/>
    </style:style>
    <style:style style:name="T1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25a0872c" style:font-style-asian="normal" style:font-style-complex="normal"/>
    </style:style>
    <style:style style:name="T125" style:family="text">
      <style:text-properties fo:font-style="normal" officeooo:rsid="2643a342" style:font-style-asian="normal" style:font-style-complex="normal"/>
    </style:style>
    <style:style style:name="T126" style:family="text">
      <style:text-properties fo:font-style="normal" officeooo:rsid="266616ba" style:font-style-asian="normal" style:font-style-complex="normal"/>
    </style:style>
    <style:style style:name="T127" style:family="text">
      <style:text-properties fo:font-style="normal" officeooo:rsid="1f05e202" style:font-style-asian="normal" style:font-style-complex="normal"/>
    </style:style>
    <style:style style:name="T128" style:family="text">
      <style:text-properties fo:font-style="normal" officeooo:rsid="256e38d1" style:font-style-asian="normal" style:font-style-complex="normal"/>
    </style:style>
    <style:style style:name="T129" style:family="text">
      <style:text-properties fo:font-style="normal" officeooo:rsid="2571d9c7" style:font-style-asian="normal" style:font-style-complex="normal"/>
    </style:style>
    <style:style style:name="T130" style:family="text">
      <style:text-properties fo:font-style="normal" officeooo:rsid="25f2d04a" style:font-style-asian="normal" style:font-style-complex="normal"/>
    </style:style>
    <style:style style:name="T131" style:family="text">
      <style:text-properties fo:font-style="normal" officeooo:rsid="25f31ebd" style:font-style-asian="normal" style:font-style-complex="normal"/>
    </style:style>
    <style:style style:name="T132" style:family="text">
      <style:text-properties fo:font-style="normal" officeooo:rsid="2576dfad" style:font-style-asian="normal" style:font-style-complex="normal"/>
    </style:style>
    <style:style style:name="T133" style:family="text">
      <style:text-properties fo:font-style="normal" officeooo:rsid="25f3c728" style:font-style-asian="normal" style:font-style-complex="normal"/>
    </style:style>
    <style:style style:name="T134" style:family="text">
      <style:text-properties fo:font-style="normal" officeooo:rsid="3984e131" style:font-style-asian="normal" style:font-style-complex="normal"/>
    </style:style>
    <style:style style:name="T135" style:family="text">
      <style:text-properties fo:font-style="normal" officeooo:rsid="39a48878" style:font-style-asian="normal" style:font-style-complex="normal"/>
    </style:style>
    <style:style style:name="T136" style:family="text">
      <style:text-properties fo:font-style="normal" officeooo:rsid="39b8d7fd" style:font-style-asian="normal" style:font-style-complex="normal"/>
    </style:style>
    <style:style style:name="T137" style:family="text">
      <style:text-properties fo:font-style="normal" officeooo:rsid="3a920d5a" style:font-style-asian="normal" style:font-style-complex="normal"/>
    </style:style>
    <style:style style:name="T138" style:family="text">
      <style:text-properties fo:font-style="normal" officeooo:rsid="3a9478eb" style:font-style-asian="normal" style:font-style-complex="normal"/>
    </style:style>
    <style:style style:name="T139" style:family="text">
      <style:text-properties fo:font-style="normal" officeooo:rsid="3a95f2d4" style:font-style-asian="normal" style:font-style-complex="normal"/>
    </style:style>
    <style:style style:name="T140" style:family="text">
      <style:text-properties fo:font-style="normal" officeooo:rsid="3a98b3ec" style:font-style-asian="normal" style:font-style-complex="normal"/>
    </style:style>
    <style:style style:name="T141" style:family="text">
      <style:text-properties fo:font-style="normal" officeooo:rsid="3a95f584" style:font-style-asian="normal" style:font-style-complex="normal"/>
    </style:style>
    <style:style style:name="T142" style:family="text">
      <style:text-properties fo:font-style="normal" officeooo:rsid="3a99fc7d" style:font-style-asian="normal" style:font-style-complex="normal"/>
    </style:style>
    <style:style style:name="T143" style:family="text">
      <style:text-properties fo:font-style="normal" officeooo:rsid="3a9a2361" style:font-style-asian="normal" style:font-style-complex="normal"/>
    </style:style>
    <style:style style:name="T144" style:family="text">
      <style:text-properties fo:font-style="normal" officeooo:rsid="3aa8a74a" style:font-style-asian="normal" style:font-style-complex="normal"/>
    </style:style>
    <style:style style:name="T145" style:family="text">
      <style:text-properties fo:font-style="normal" officeooo:rsid="3b564746" style:font-style-asian="normal" style:font-style-complex="normal"/>
    </style:style>
    <style:style style:name="T146" style:family="text">
      <style:text-properties fo:font-style="normal" officeooo:rsid="3b59bc07" style:font-style-asian="normal" style:font-style-complex="normal"/>
    </style:style>
    <style:style style:name="T147" style:family="text">
      <style:text-properties fo:font-style="normal" officeooo:rsid="3b5f36bd" style:font-style-asian="normal" style:font-style-complex="normal"/>
    </style:style>
    <style:style style:name="T148" style:family="text">
      <style:text-properties fo:font-style="normal" officeooo:rsid="3b86a79e" style:font-style-asian="normal" style:font-style-complex="normal"/>
    </style:style>
    <style:style style:name="T149" style:family="text">
      <style:text-properties fo:font-style="normal" officeooo:rsid="3b930d19" style:font-style-asian="normal" style:font-style-complex="normal"/>
    </style:style>
    <style:style style:name="T150" style:family="text">
      <style:text-properties fo:font-style="normal" officeooo:rsid="3bb0c1ce" style:font-style-asian="normal" style:font-style-complex="normal"/>
    </style:style>
    <style:style style:name="T151" style:family="text">
      <style:text-properties fo:font-style="normal" officeooo:rsid="3e9c97a9" style:font-style-asian="normal" style:font-style-complex="normal"/>
    </style:style>
    <style:style style:name="T152" style:family="text">
      <style:text-properties fo:font-style="normal" officeooo:rsid="3f19aaaa" style:font-style-asian="normal" style:font-style-complex="normal"/>
    </style:style>
    <style:style style:name="T153" style:family="text">
      <style:text-properties fo:font-style="normal" officeooo:rsid="3f1db19d" style:font-style-asian="normal" style:font-style-complex="normal"/>
    </style:style>
    <style:style style:name="T154" style:family="text">
      <style:text-properties fo:font-style="normal" officeooo:rsid="3f2ae0ed" style:font-style-asian="normal" style:font-style-complex="normal"/>
    </style:style>
    <style:style style:name="T155" style:family="text">
      <style:text-properties fo:font-style="normal" officeooo:rsid="3f2c1347" style:font-style-asian="normal" style:font-style-complex="normal"/>
    </style:style>
    <style:style style:name="T156" style:family="text">
      <style:text-properties fo:font-style="normal" officeooo:rsid="3f2d27ea" style:font-style-asian="normal" style:font-style-complex="normal"/>
    </style:style>
    <style:style style:name="T157" style:family="text">
      <style:text-properties fo:font-style="normal" officeooo:rsid="3f33182c" style:font-style-asian="normal" style:font-style-complex="normal"/>
    </style:style>
    <style:style style:name="T158" style:family="text">
      <style:text-properties fo:font-style="normal" officeooo:rsid="3f331eab" style:font-style-asian="normal" style:font-style-complex="normal"/>
    </style:style>
    <style:style style:name="T159" style:family="text">
      <style:text-properties fo:font-style="normal" officeooo:rsid="3f35b5ac" style:font-style-asian="normal" style:font-style-complex="normal"/>
    </style:style>
    <style:style style:name="T160" style:family="text">
      <style:text-properties fo:font-style="normal" officeooo:rsid="3f44d274" style:font-style-asian="normal" style:font-style-complex="normal"/>
    </style:style>
    <style:style style:name="T161" style:family="text">
      <style:text-properties fo:font-style="normal" officeooo:rsid="3f594651" style:font-style-asian="normal" style:font-style-complex="normal"/>
    </style:style>
    <style:style style:name="T162" style:family="text">
      <style:text-properties fo:font-style="normal" officeooo:rsid="3f5b62c9" style:font-style-asian="normal" style:font-style-complex="normal"/>
    </style:style>
    <style:style style:name="T163" style:family="text">
      <style:text-properties fo:font-style="normal" officeooo:rsid="3f7918f7" style:font-style-asian="normal" style:font-style-complex="normal"/>
    </style:style>
    <style:style style:name="T164" style:family="text">
      <style:text-properties fo:font-style="normal" officeooo:rsid="3f2955a1" style:font-style-asian="normal" style:font-style-complex="normal"/>
    </style:style>
    <style:style style:name="T165" style:family="text">
      <style:text-properties fo:font-style="normal" officeooo:rsid="3f2f946e" style:font-style-asian="normal" style:font-style-complex="normal"/>
    </style:style>
    <style:style style:name="T166" style:family="text">
      <style:text-properties fo:font-style="normal" officeooo:rsid="3f9d44e3" style:font-style-asian="normal" style:font-style-complex="normal"/>
    </style:style>
    <style:style style:name="T167" style:family="text">
      <style:text-properties fo:font-style="normal" officeooo:rsid="3fd13d3c" style:font-style-asian="normal" style:font-style-complex="normal"/>
    </style:style>
    <style:style style:name="T168" style:family="text">
      <style:text-properties fo:font-style="normal" officeooo:rsid="3fd1c6df" style:font-style-asian="normal" style:font-style-complex="normal"/>
    </style:style>
    <style:style style:name="T169" style:family="text">
      <style:text-properties fo:font-style="normal" officeooo:rsid="3fd21e6b" style:font-style-asian="normal" style:font-style-complex="normal"/>
    </style:style>
    <style:style style:name="T170" style:family="text">
      <style:text-properties fo:font-style="normal" officeooo:rsid="3ff7df0e" style:font-style-asian="normal" style:font-style-complex="normal"/>
    </style:style>
    <style:style style:name="T171" style:family="text">
      <style:text-properties fo:font-style="normal" officeooo:rsid="3ff8ed03" style:font-style-asian="normal" style:font-style-complex="normal"/>
    </style:style>
    <style:style style:name="T172" style:family="text">
      <style:text-properties fo:font-style="normal" officeooo:rsid="3ffac44a" style:font-style-asian="normal" style:font-style-complex="normal"/>
    </style:style>
    <style:style style:name="T173" style:family="text">
      <style:text-properties fo:font-style="normal" officeooo:rsid="409fce6e" style:font-style-asian="normal" style:font-style-complex="normal"/>
    </style:style>
    <style:style style:name="T174" style:family="text">
      <style:text-properties fo:font-style="normal" officeooo:rsid="229f4bef" style:font-style-asian="normal" style:font-style-complex="normal"/>
    </style:style>
    <style:style style:name="T175" style:family="text">
      <style:text-properties fo:font-style="normal" officeooo:rsid="40ff6eb5" style:font-style-asian="normal" style:font-style-complex="normal"/>
    </style:style>
    <style:style style:name="T176" style:family="text">
      <style:text-properties fo:font-style="normal" officeooo:rsid="3e0307de" style:font-style-asian="normal" style:font-style-complex="normal"/>
    </style:style>
    <style:style style:name="T177" style:family="text">
      <style:text-properties fo:font-style="normal" officeooo:rsid="4103fb1a" style:font-style-asian="normal" style:font-style-complex="normal"/>
    </style:style>
    <style:style style:name="T178" style:family="text">
      <style:text-properties fo:font-style="normal" officeooo:rsid="3ddd7fa6" style:font-style-asian="normal" style:font-style-complex="normal"/>
    </style:style>
    <style:style style:name="T179" style:family="text">
      <style:text-properties fo:font-style="normal" officeooo:rsid="422655a2" style:font-style-asian="normal" style:font-style-complex="normal"/>
    </style:style>
    <style:style style:name="T180" style:family="text">
      <style:text-properties fo:font-style="normal" officeooo:rsid="422971c7" style:font-style-asian="normal" style:font-style-complex="normal"/>
    </style:style>
    <style:style style:name="T181" style:family="text">
      <style:text-properties fo:font-style="normal" officeooo:rsid="4229aa2b" style:font-style-asian="normal" style:font-style-complex="normal"/>
    </style:style>
    <style:style style:name="T182" style:family="text">
      <style:text-properties fo:font-style="normal" officeooo:rsid="3f9475dd" style:font-style-asian="normal" style:font-style-complex="normal"/>
    </style:style>
    <style:style style:name="T183" style:family="text">
      <style:text-properties fo:font-style="normal" officeooo:rsid="422bff43" style:font-style-asian="normal" style:font-style-complex="normal"/>
    </style:style>
    <style:style style:name="T184" style:family="text">
      <style:text-properties fo:font-style="normal" officeooo:rsid="422c47b4" style:font-style-asian="normal" style:font-style-complex="normal"/>
    </style:style>
    <style:style style:name="T185" style:family="text">
      <style:text-properties fo:font-style="normal" officeooo:rsid="4238ef25" style:font-style-asian="normal" style:font-style-complex="normal"/>
    </style:style>
    <style:style style:name="T186" style:family="text">
      <style:text-properties fo:font-style="normal" officeooo:rsid="4243daaa" style:font-style-asian="normal" style:font-style-complex="normal"/>
    </style:style>
    <style:style style:name="T187" style:family="text">
      <style:text-properties fo:font-style="normal" officeooo:rsid="42455b22" style:font-style-asian="normal" style:font-style-complex="normal"/>
    </style:style>
    <style:style style:name="T188" style:family="text">
      <style:text-properties fo:font-style="normal" officeooo:rsid="424948e8" style:font-style-asian="normal" style:font-style-complex="normal"/>
    </style:style>
    <style:style style:name="T189" style:family="text">
      <style:text-properties fo:font-style="normal" officeooo:rsid="3f04b7a4" style:font-style-asian="normal" style:font-style-complex="normal"/>
    </style:style>
    <style:style style:name="T190" style:family="text">
      <style:text-properties fo:font-style="normal" officeooo:rsid="40fec6d5" style:font-style-asian="normal" style:font-style-complex="normal"/>
    </style:style>
    <style:style style:name="T191" style:family="text">
      <style:text-properties fo:font-style="normal" officeooo:rsid="425c509e" style:font-style-asian="normal" style:font-style-complex="normal"/>
    </style:style>
    <style:style style:name="T192" style:family="text">
      <style:text-properties fo:font-style="normal" officeooo:rsid="425ea1d3" style:font-style-asian="normal" style:font-style-complex="normal"/>
    </style:style>
    <style:style style:name="T193" style:family="text">
      <style:text-properties fo:font-style="normal" officeooo:rsid="3ff60362" style:font-style-asian="normal" style:font-style-complex="normal"/>
    </style:style>
    <style:style style:name="T194" style:family="text">
      <style:text-properties fo:font-style="normal" officeooo:rsid="426079da" style:font-style-asian="normal" style:font-style-complex="normal"/>
    </style:style>
    <style:style style:name="T195" style:family="text">
      <style:text-properties fo:font-style="normal" officeooo:rsid="4260b72b" style:font-style-asian="normal" style:font-style-complex="normal"/>
    </style:style>
    <style:style style:name="T196" style:family="text">
      <style:text-properties fo:font-style="normal" officeooo:rsid="42625fb6" style:font-style-asian="normal" style:font-style-complex="normal"/>
    </style:style>
    <style:style style:name="T197" style:family="text">
      <style:text-properties fo:font-style="normal" officeooo:rsid="4262827c" style:font-style-asian="normal" style:font-style-complex="normal"/>
    </style:style>
    <style:style style:name="T198" style:family="text">
      <style:text-properties fo:font-style="normal" officeooo:rsid="3b8776fb" style:font-style-asian="normal" style:font-style-complex="normal"/>
    </style:style>
    <style:style style:name="T199" style:family="text">
      <style:text-properties fo:font-style="normal" officeooo:rsid="398bdeda" style:font-style-asian="normal" style:font-style-complex="normal"/>
    </style:style>
    <style:style style:name="T200" style:family="text">
      <style:text-properties fo:font-style="normal" officeooo:rsid="3989dc07" style:font-style-asian="normal" style:font-style-complex="normal"/>
    </style:style>
    <style:style style:name="T201" style:family="text">
      <style:text-properties fo:font-style="normal" officeooo:rsid="42652ead" style:font-style-asian="normal" style:font-style-complex="normal"/>
    </style:style>
    <style:style style:name="T202" style:family="text">
      <style:text-properties fo:font-style="normal" officeooo:rsid="3d0175eb" style:font-style-asian="normal" style:font-style-complex="normal"/>
    </style:style>
    <style:style style:name="T203" style:family="text">
      <style:text-properties fo:font-style="normal" officeooo:rsid="42667655" style:font-style-asian="normal" style:font-style-complex="normal"/>
    </style:style>
    <style:style style:name="T204" style:family="text">
      <style:text-properties fo:font-style="normal" officeooo:rsid="426a464e" style:font-style-asian="normal" style:font-style-complex="normal"/>
    </style:style>
    <style:style style:name="T205" style:family="text">
      <style:text-properties fo:font-style="normal" officeooo:rsid="421f3761" style:font-style-asian="normal" style:font-style-complex="normal"/>
    </style:style>
    <style:style style:name="T206" style:family="text">
      <style:text-properties fo:font-style="normal" officeooo:rsid="39a891b7" style:font-style-asian="normal" style:font-style-complex="normal"/>
    </style:style>
    <style:style style:name="T2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209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210" style:family="text">
      <style:text-properties fo:font-style="normal" fo:font-weight="bold" officeooo:rsid="425ea1d3" style:font-style-asian="normal" style:font-weight-asian="bold" style:font-style-complex="normal" style:font-weight-complex="bold"/>
    </style:style>
    <style:style style:name="T211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212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213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214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215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216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217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218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219" style:family="text">
      <style:text-properties fo:font-style="normal" officeooo:rsid="426c56ef" fo:background-color="transparent" loext:char-shading-value="0" style:font-style-asian="normal" style:font-style-complex="normal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25f2d04a" style:font-weight-asian="bold" style:font-weight-complex="bold"/>
    </style:style>
    <style:style style:name="T222" style:family="text">
      <style:text-properties fo:font-weight="bold" officeooo:rsid="3e0307de" style:font-weight-asian="bold" style:font-weight-complex="bold"/>
    </style:style>
    <style:style style:name="T223" style:family="text">
      <style:text-properties officeooo:rsid="2554a1de"/>
    </style:style>
    <style:style style:name="T224" style:family="text">
      <style:text-properties officeooo:rsid="1cee05c8"/>
    </style:style>
    <style:style style:name="T225" style:family="text">
      <style:text-properties officeooo:rsid="1cfa83a5"/>
    </style:style>
    <style:style style:name="T226" style:family="text">
      <style:text-properties officeooo:rsid="1f34f748"/>
    </style:style>
    <style:style style:name="T227" style:family="text">
      <style:text-properties officeooo:rsid="1d14e3d8"/>
    </style:style>
    <style:style style:name="T228" style:family="text">
      <style:text-properties officeooo:rsid="19e52a5d"/>
    </style:style>
    <style:style style:name="T229" style:family="text">
      <style:text-properties officeooo:rsid="217d02ee" fo:background-color="transparent" loext:char-shading-value="0"/>
    </style:style>
    <style:style style:name="T230" style:family="text">
      <style:text-properties officeooo:rsid="268c50a4" fo:background-color="transparent" loext:char-shading-value="0"/>
    </style:style>
    <style:style style:name="T231" style:family="text">
      <style:text-properties officeooo:rsid="268dc65d" fo:background-color="transparent" loext:char-shading-value="0"/>
    </style:style>
    <style:style style:name="T232" style:family="text">
      <style:text-properties officeooo:rsid="27156c24" fo:background-color="transparent" loext:char-shading-value="0"/>
    </style:style>
    <style:style style:name="T233" style:family="text">
      <style:text-properties officeooo:rsid="272b165f" fo:background-color="transparent" loext:char-shading-value="0"/>
    </style:style>
    <style:style style:name="T234" style:family="text">
      <style:text-properties officeooo:rsid="27487751" fo:background-color="transparent" loext:char-shading-value="0"/>
    </style:style>
    <style:style style:name="T235" style:family="text">
      <style:text-properties officeooo:rsid="3992ce83" fo:background-color="transparent" loext:char-shading-value="0"/>
    </style:style>
    <style:style style:name="T236" style:family="text">
      <style:text-properties officeooo:rsid="273ba786" fo:background-color="transparent" loext:char-shading-value="0"/>
    </style:style>
    <style:style style:name="T237" style:family="text">
      <style:text-properties officeooo:rsid="39b42039" fo:background-color="transparent" loext:char-shading-value="0"/>
    </style:style>
    <style:style style:name="T238" style:family="text">
      <style:text-properties officeooo:rsid="3b96ae07" fo:background-color="transparent" loext:char-shading-value="0"/>
    </style:style>
    <style:style style:name="T239" style:family="text">
      <style:text-properties officeooo:rsid="275149cc" fo:background-color="transparent" loext:char-shading-value="0"/>
    </style:style>
    <style:style style:name="T240" style:family="text">
      <style:text-properties officeooo:rsid="1fa9862b" fo:background-color="transparent" loext:char-shading-value="0"/>
    </style:style>
    <style:style style:name="T241" style:family="text">
      <style:text-properties officeooo:rsid="1f765eb8" fo:background-color="transparent" loext:char-shading-value="0"/>
    </style:style>
    <style:style style:name="T242" style:family="text">
      <style:text-properties officeooo:rsid="41053b1d" fo:background-color="transparent" loext:char-shading-value="0"/>
    </style:style>
    <style:style style:name="T243" style:family="text">
      <style:text-properties officeooo:rsid="422f2c7a" fo:background-color="transparent" loext:char-shading-value="0"/>
    </style:style>
    <style:style style:name="T244" style:family="text">
      <style:text-properties officeooo:rsid="422feb86" fo:background-color="transparent" loext:char-shading-value="0"/>
    </style:style>
    <style:style style:name="T245" style:family="text">
      <style:text-properties officeooo:rsid="42325009" fo:background-color="transparent" loext:char-shading-value="0"/>
    </style:style>
    <style:style style:name="T246" style:family="text">
      <style:text-properties officeooo:rsid="42343cb7" fo:background-color="transparent" loext:char-shading-value="0"/>
    </style:style>
    <style:style style:name="T247" style:family="text">
      <style:text-properties officeooo:rsid="426cfd06" fo:background-color="transparent" loext:char-shading-value="0"/>
    </style:style>
    <style:style style:name="T248" style:family="text">
      <style:text-properties officeooo:rsid="25e1b87e"/>
    </style:style>
    <style:style style:name="T249" style:family="text">
      <style:text-properties officeooo:rsid="25f765f3"/>
    </style:style>
    <style:style style:name="T250" style:family="text">
      <style:text-properties officeooo:rsid="26776c49"/>
    </style:style>
    <style:style style:name="T251" style:family="text">
      <style:text-properties officeooo:rsid="26a0a888"/>
    </style:style>
    <style:style style:name="T252" style:family="text">
      <style:text-properties officeooo:rsid="26a0d4ee"/>
    </style:style>
    <style:style style:name="T253" style:family="text">
      <style:text-properties fo:font-weight="normal" style:font-weight-asian="normal" style:font-weight-complex="normal"/>
    </style:style>
    <style:style style:name="T254" style:family="text">
      <style:text-properties fo:font-weight="normal" officeooo:rsid="4035a86a" style:font-weight-asian="normal" style:font-weight-complex="normal"/>
    </style:style>
    <style:style style:name="T255" style:family="text">
      <style:text-properties fo:font-weight="normal" officeooo:rsid="398dd07b" style:font-weight-asian="normal" style:font-weight-complex="normal"/>
    </style:style>
    <style:style style:name="T256" style:family="text">
      <style:text-properties fo:font-weight="normal" officeooo:rsid="425ea1d3" style:font-weight-asian="normal" style:font-weight-complex="normal"/>
    </style:style>
    <style:style style:name="T257" style:family="text">
      <style:text-properties officeooo:rsid="277393fc"/>
    </style:style>
    <style:style style:name="T258" style:family="text">
      <style:text-properties officeooo:rsid="2773a9d1"/>
    </style:style>
    <style:style style:name="T259" style:family="text">
      <style:text-properties officeooo:rsid="395d80a2"/>
    </style:style>
    <style:style style:name="T260" style:family="text">
      <style:text-properties officeooo:rsid="3c0cf6c5"/>
    </style:style>
    <style:style style:name="T261" style:family="text">
      <style:text-properties officeooo:rsid="3c2968e5"/>
    </style:style>
    <style:style style:name="T262" style:family="text">
      <style:text-properties officeooo:rsid="3d5c058b"/>
    </style:style>
    <style:style style:name="T263" style:family="text">
      <style:text-properties officeooo:rsid="3d8bd2d0"/>
    </style:style>
    <style:style style:name="T264" style:family="text">
      <style:text-properties officeooo:rsid="3e0307de"/>
    </style:style>
    <style:style style:name="T265" style:family="text">
      <style:text-properties officeooo:rsid="3e2601e3"/>
    </style:style>
    <style:style style:name="T266" style:family="text">
      <style:text-properties officeooo:rsid="3e2ad733"/>
    </style:style>
    <style:style style:name="T267" style:family="text">
      <style:text-properties officeooo:rsid="3e2d75dd"/>
    </style:style>
    <style:style style:name="T268" style:family="text">
      <style:text-properties officeooo:rsid="3e3fb82e"/>
    </style:style>
    <style:style style:name="T269" style:family="text">
      <style:text-properties officeooo:rsid="3e3fcc34"/>
    </style:style>
    <style:style style:name="T270" style:family="text">
      <style:text-properties officeooo:rsid="3e7911aa"/>
    </style:style>
    <style:style style:name="T271" style:family="text">
      <style:text-properties officeooo:rsid="3e88d409"/>
    </style:style>
    <style:style style:name="T272" style:family="text">
      <style:text-properties officeooo:rsid="3e8a6f9a"/>
    </style:style>
    <style:style style:name="T273" style:family="text">
      <style:text-properties officeooo:rsid="3ee69147"/>
    </style:style>
    <style:style style:name="T274" style:family="text">
      <style:text-properties officeooo:rsid="3eeae9c2"/>
    </style:style>
    <style:style style:name="T275" style:family="text">
      <style:text-properties officeooo:rsid="3ef79c8d"/>
    </style:style>
    <style:style style:name="T276" style:family="text">
      <style:text-properties officeooo:rsid="3ef8d37f"/>
    </style:style>
    <style:style style:name="T277" style:family="text">
      <style:text-properties officeooo:rsid="3efba593"/>
    </style:style>
    <style:style style:name="T278" style:family="text">
      <style:text-properties officeooo:rsid="3f00c97c"/>
    </style:style>
    <style:style style:name="T279" style:family="text">
      <style:text-properties officeooo:rsid="3f2e59a4"/>
    </style:style>
    <style:style style:name="T280" style:family="text">
      <style:text-properties officeooo:rsid="3f2f946e"/>
    </style:style>
    <style:style style:name="T281" style:family="text">
      <style:text-properties officeooo:rsid="3f31534e"/>
    </style:style>
    <style:style style:name="T282" style:family="text">
      <style:text-properties officeooo:rsid="3f3f2fd9"/>
    </style:style>
    <style:style style:name="T283" style:family="text">
      <style:text-properties officeooo:rsid="3f4f0b52"/>
    </style:style>
    <style:style style:name="T284" style:family="text">
      <style:text-properties officeooo:rsid="3f7a8cbd"/>
    </style:style>
    <style:style style:name="T285" style:family="text">
      <style:text-properties officeooo:rsid="3f9475dd"/>
    </style:style>
    <style:style style:name="T286" style:family="text">
      <style:text-properties officeooo:rsid="3f9cdd66"/>
    </style:style>
    <style:style style:name="T287" style:family="text">
      <style:text-properties officeooo:rsid="3fe6522f"/>
    </style:style>
    <style:style style:name="T288" style:family="text">
      <style:text-properties officeooo:rsid="3fea8e2b"/>
    </style:style>
    <style:style style:name="T289" style:family="text">
      <style:text-properties officeooo:rsid="3f2c1347"/>
    </style:style>
    <style:style style:name="T290" style:family="text">
      <style:text-properties officeooo:rsid="4035a86a"/>
    </style:style>
    <style:style style:name="T291" style:family="text">
      <style:text-properties style:language-asian="cs" style:country-asian="CZ"/>
    </style:style>
    <style:style style:name="T292" style:family="text">
      <style:text-properties officeooo:rsid="404d1cf3" style:language-asian="cs" style:country-asian="CZ"/>
    </style:style>
    <style:style style:name="T293" style:family="text">
      <style:text-properties officeooo:rsid="4052fb12" style:language-asian="cs" style:country-asian="CZ"/>
    </style:style>
    <style:style style:name="T294" style:family="text">
      <style:text-properties officeooo:rsid="40ff9796" style:language-asian="cs" style:country-asian="CZ"/>
    </style:style>
    <style:style style:name="T295" style:family="text">
      <style:text-properties officeooo:rsid="41050bb2" style:language-asian="cs" style:country-asian="CZ"/>
    </style:style>
    <style:style style:name="T296" style:family="text">
      <style:text-properties officeooo:rsid="404009e1"/>
    </style:style>
    <style:style style:name="T297" style:family="text">
      <style:text-properties officeooo:rsid="4043481b"/>
    </style:style>
    <style:style style:name="T298" style:family="text">
      <style:text-properties officeooo:rsid="40530e74"/>
    </style:style>
    <style:style style:name="T299" style:family="text">
      <style:text-properties officeooo:rsid="269e503f"/>
    </style:style>
    <style:style style:name="T300" style:family="text">
      <style:text-properties officeooo:rsid="40551915"/>
    </style:style>
    <style:style style:name="T301" style:family="text">
      <style:text-properties officeooo:rsid="405a4696"/>
    </style:style>
    <style:style style:name="T302" style:family="text">
      <style:text-properties officeooo:rsid="405b92f2"/>
    </style:style>
    <style:style style:name="T303" style:family="text">
      <style:text-properties officeooo:rsid="406c8a35"/>
    </style:style>
    <style:style style:name="T304" style:family="text">
      <style:text-properties officeooo:rsid="409bce2b"/>
    </style:style>
    <style:style style:name="T305" style:family="text">
      <style:text-properties officeooo:rsid="40ff9796"/>
    </style:style>
    <style:style style:name="T306" style:family="text">
      <style:text-properties officeooo:rsid="3a9f4035"/>
    </style:style>
    <style:style style:name="T307" style:family="text">
      <style:text-properties officeooo:rsid="410d52db"/>
    </style:style>
    <style:style style:name="T308" style:family="text">
      <style:text-properties officeooo:rsid="421f3761"/>
    </style:style>
    <style:style style:name="T309" style:family="text">
      <style:text-properties officeooo:rsid="4221c8de"/>
    </style:style>
    <style:style style:name="T310" style:family="text">
      <style:text-properties officeooo:rsid="4222d037"/>
    </style:style>
    <style:style style:name="T311" style:family="text">
      <style:text-properties officeooo:rsid="422d4b39"/>
    </style:style>
    <style:style style:name="T312" style:family="text">
      <style:text-properties officeooo:rsid="42374501"/>
    </style:style>
    <style:style style:name="T313" style:family="text">
      <style:text-properties officeooo:rsid="423a915d"/>
    </style:style>
    <style:style style:name="T314" style:family="text">
      <style:text-properties officeooo:rsid="423b5e85"/>
    </style:style>
    <style:style style:name="T315" style:family="text">
      <style:text-properties officeooo:rsid="423c21f1"/>
    </style:style>
    <style:style style:name="T316" style:family="text">
      <style:text-properties officeooo:rsid="4245c1b2"/>
    </style:style>
    <style:style style:name="T317" style:family="text">
      <style:text-properties officeooo:rsid="42471abe"/>
    </style:style>
    <style:style style:name="T318" style:family="text">
      <style:text-properties officeooo:rsid="4247c488"/>
    </style:style>
    <style:style style:name="T319" style:family="text">
      <style:text-properties officeooo:rsid="424948e8"/>
    </style:style>
    <style:style style:name="T320" style:family="text">
      <style:text-properties officeooo:rsid="4249f7ce"/>
    </style:style>
    <style:style style:name="T321" style:family="text">
      <style:text-properties officeooo:rsid="4251d408"/>
    </style:style>
    <style:style style:name="T322" style:family="text">
      <style:text-properties officeooo:rsid="42545171"/>
    </style:style>
    <style:style style:name="T323" style:family="text">
      <style:text-properties officeooo:rsid="4255765f"/>
    </style:style>
    <style:style style:name="T324" style:family="text">
      <style:text-properties officeooo:rsid="42581dd4"/>
    </style:style>
    <style:style style:name="T325" style:family="text">
      <style:text-properties officeooo:rsid="425b15b9"/>
    </style:style>
    <style:style style:name="T326" style:family="text">
      <style:text-properties officeooo:rsid="4262827c"/>
    </style:style>
    <style:style style:name="T327" style:family="text">
      <style:text-properties officeooo:rsid="426f5e31"/>
    </style:style>
    <style:style style:name="T328" style:family="text">
      <style:text-properties fo:font-size="12pt" style:font-size-asian="12pt" style:font-size-complex="12pt"/>
    </style:style>
    <style:style style:name="T329" style:family="text">
      <style:text-properties fo:font-size="12pt" officeooo:rsid="42723a28" style:font-size-asian="12pt" style:font-size-complex="12pt"/>
    </style:style>
    <style:style style:name="T330" style:family="text">
      <style:text-properties officeooo:rsid="1fade0ed"/>
    </style:style>
    <style:style style:name="T331" style:family="text">
      <style:text-properties officeooo:rsid="267b3a1f"/>
    </style:style>
    <style:style style:name="T332" style:family="text">
      <style:text-properties officeooo:rsid="1faf23fb"/>
    </style:style>
    <style:style style:name="T333" style:family="text">
      <style:text-properties officeooo:rsid="39a7486e"/>
    </style:style>
    <style:style style:name="T334" style:family="text">
      <style:text-properties officeooo:rsid="1fa5f3ed"/>
    </style:style>
    <style:style style:name="T335" style:family="text">
      <style:text-properties officeooo:rsid="39a76602"/>
    </style:style>
    <style:style style:name="T336" style:family="text">
      <style:text-properties officeooo:rsid="39a7921b"/>
    </style:style>
    <style:style style:name="T337" style:family="text">
      <style:text-properties officeooo:rsid="3b8afba3"/>
    </style:style>
    <style:style style:name="T338" style:family="text">
      <style:text-properties officeooo:rsid="3e33c3aa"/>
    </style:style>
    <style:style style:name="T339" style:family="text">
      <style:text-properties officeooo:rsid="40aedc2c"/>
    </style:style>
    <style:style style:name="T340" style:family="text">
      <style:text-properties officeooo:rsid="2676798e"/>
    </style:style>
    <style:style style:name="T341" style:family="text">
      <style:text-properties officeooo:rsid="3f5f37a5"/>
    </style:style>
    <style:style style:name="T34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Text_20_body"/>
      <text:p text:style-name="Text_20_body"/>
      <text:p text:style-name="P48">Dračák</text:p>
      <text:p text:style-name="P42"/>
      <text:p text:style-name="P42"/>
      <text:p text:style-name="P49">podle staré školy</text:p>
      <text:p text:style-name="P43"/>
      <text:p text:style-name="P44"/>
      <text:p text:style-name="P45">PRAVIDLA PRO BOJ</text:p>
      <text:p text:style-name="P43"/>
      <text:p text:style-name="P43"/>
      <text:p text:style-name="P43"/>
      <text:p text:style-name="P43"/>
      <text:p text:style-name="P46">Společenská hra na prožívání příběhů</text:p>
      <text:p text:style-name="P46"/>
      <text:p text:style-name="P47"/>
      <text:p text:style-name="P2">Michal Světlý</text:p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74"><text:a xlink:type="simple" xlink:href="#__RefHeading___Toc39183_1173674893" text:style-name="Internet_20_link" text:visited-style-name="Internet_20_link">Výcuc pravidel</text:a><text:tab/>4</text:p>
          <text:p text:style-name="P72"><text:a xlink:type="simple" xlink:href="#__RefHeading___Toc39185_1173674893" text:style-name="Internet_20_link" text:visited-style-name="Internet_20_link">Boj</text:a><text:tab/>4</text:p>
          <text:p text:style-name="P75"><text:a xlink:type="simple" xlink:href="#__RefHeading___Toc28321_1587421224" text:style-name="Internet_20_link" text:visited-style-name="Internet_20_link">Průběh boje</text:a><text:tab/>4</text:p>
          <text:p text:style-name="P75"><text:a xlink:type="simple" xlink:href="#__RefHeading___Toc28323_1587421224" text:style-name="Internet_20_link" text:visited-style-name="Internet_20_link"><text:span text:style-name="T123">P</text:span></text:a><text:a xlink:type="simple" xlink:href="#__RefHeading___Toc28323_1587421224" text:style-name="Internet_20_link" text:visited-style-name="Internet_20_link"><text:span text:style-name="T123">opis prostředí a situace</text:span></text:a><text:tab/>5</text:p>
          <text:p text:style-name="P75"><text:a xlink:type="simple" xlink:href="#__RefHeading___Toc28325_1587421224" text:style-name="Internet_20_link" text:visited-style-name="Internet_20_link">Úmysly</text:a><text:tab/>5</text:p>
          <text:p text:style-name="P73"><text:a xlink:type="simple" xlink:href="#__RefHeading___Toc28327_1587421224" text:style-name="Internet_20_link" text:visited-style-name="Internet_20_link">Proveditelnost úmyslů</text:a><text:tab/>5</text:p>
          <text:p text:style-name="P73"><text:a xlink:type="simple" xlink:href="#__RefHeading___Toc28329_1587421224" text:style-name="Internet_20_link" text:visited-style-name="Internet_20_link">Co jde stihnout v jednom kole</text:a><text:tab/>6</text:p>
          <text:p text:style-name="P73"><text:a xlink:type="simple" xlink:href="#__RefHeading___Toc28331_1587421224" text:style-name="Internet_20_link" text:visited-style-name="Internet_20_link">Vzdálenost</text:a><text:tab/>7</text:p>
          <text:p text:style-name="P73"><text:a xlink:type="simple" xlink:href="#__RefHeading___Toc28333_1587421224" text:style-name="Internet_20_link" text:visited-style-name="Internet_20_link">Rychlost</text:a><text:tab/>8</text:p>
          <text:p text:style-name="P73"><text:a xlink:type="simple" xlink:href="#__RefHeading___Toc28335_1587421224" text:style-name="Internet_20_link" text:visited-style-name="Internet_20_link">Změny úmyslů</text:a><text:tab/>9</text:p>
          <text:p text:style-name="P73"><text:a xlink:type="simple" xlink:href="#__RefHeading___Toc28337_1587421224" text:style-name="Internet_20_link" text:visited-style-name="Internet_20_link">Jak popisovat úmysly</text:a><text:tab/>10</text:p>
          <text:p text:style-name="P75"><text:a xlink:type="simple" xlink:href="#__RefHeading___Toc28339_1587421224" text:style-name="Internet_20_link" text:visited-style-name="Internet_20_link">Hod na útok a na obranu</text:a><text:tab/>11</text:p>
          <text:p text:style-name="P73"><text:a xlink:type="simple" xlink:href="#__RefHeading___Toc28341_1587421224" text:style-name="Internet_20_link" text:visited-style-name="Internet_20_link">Vlastnost při hodu na útok</text:a><text:tab/>11</text:p>
          <text:p text:style-name="P73"><text:a xlink:type="simple" xlink:href="#__RefHeading___Toc28343_1587421224" text:style-name="Internet_20_link" text:visited-style-name="Internet_20_link">Vlastnost při hodu na obranu</text:a><text:tab/>12</text:p>
          <text:p text:style-name="P73"><text:a xlink:type="simple" xlink:href="#__RefHeading___Toc28345_1587421224" text:style-name="Internet_20_link" text:visited-style-name="Internet_20_link">Boj na dálku</text:a><text:tab/>13</text:p>
          <text:p text:style-name="P73"><text:a xlink:type="simple" xlink:href="#__RefHeading___Toc28347_1587421224" text:style-name="Internet_20_link" text:visited-style-name="Internet_20_link">Přerušení soustředění</text:a><text:tab/>13</text:p>
          <text:p text:style-name="P73"><text:a xlink:type="simple" xlink:href="#__RefHeading___Toc28349_1587421224" text:style-name="Internet_20_link" text:visited-style-name="Internet_20_link">Výhody a nevýhody</text:a><text:tab/>13</text:p>
          <text:p text:style-name="P73"><text:a xlink:type="simple" xlink:href="#__RefHeading___Toc28351_1587421224" text:style-name="Internet_20_link" text:visited-style-name="Internet_20_link">Plná obrana</text:a><text:tab/>14</text:p>
          <text:p text:style-name="P73"><text:a xlink:type="simple" xlink:href="#__RefHeading___Toc25641_406846050111" text:style-name="Internet_20_link" text:visited-style-name="Internet_20_link">Klamný útok nebo jiná finta</text:a><text:tab/>14</text:p>
          <text:p text:style-name="P73"><text:a xlink:type="simple" xlink:href="#__RefHeading___Toc28353_1587421224" text:style-name="Internet_20_link" text:visited-style-name="Internet_20_link">Míření</text:a><text:tab/>15</text:p>
          <text:p text:style-name="P75"><text:a xlink:type="simple" xlink:href="#__RefHeading___Toc28355_1587421224" text:style-name="Internet_20_link" text:visited-style-name="Internet_20_link">Pořadí házení</text:a><text:tab/>15</text:p>
          <text:p text:style-name="P73"><text:a xlink:type="simple" xlink:href="#__RefHeading___Toc28357_1587421224" text:style-name="Internet_20_link" text:visited-style-name="Internet_20_link">Zacyklení úmyslů</text:a><text:tab/>16</text:p>
          <text:p text:style-name="P73"><text:a xlink:type="simple" xlink:href="#__RefHeading___Toc28359_1587421224" text:style-name="Internet_20_link" text:visited-style-name="Internet_20_link">Útok na více protivníků</text:a><text:tab/>16</text:p>
          <text:p text:style-name="P75"><text:a xlink:type="simple" xlink:href="#__RefHeading___Toc28361_1587421224" text:style-name="Internet_20_link" text:visited-style-name="Internet_20_link">Výsledek hodu na útok</text:a><text:tab/>16</text:p>
          <text:p text:style-name="P73"><text:a xlink:type="simple" xlink:href="#__RefHeading___Toc28363_1587421224" text:style-name="Internet_20_link" text:visited-style-name="Internet_20_link">Zranění kouzlem</text:a><text:tab/>18</text:p>
          <text:p text:style-name="P73"><text:a xlink:type="simple" xlink:href="#__RefHeading___Toc28365_1587421224" text:style-name="Internet_20_link" text:visited-style-name="Internet_20_link">Přidané zranění</text:a><text:tab/>18</text:p>
          <text:p text:style-name="P73"><text:a xlink:type="simple" xlink:href="#__RefHeading___Toc28367_1587421224" text:style-name="Internet_20_link" text:visited-style-name="Internet_20_link">Vyřazení z boje a bezvědomí</text:a><text:tab/>19</text:p>
          <text:p text:style-name="P73"><text:a xlink:type="simple" xlink:href="#__RefHeading___Toc28369_1587421224" text:style-name="Internet_20_link" text:visited-style-name="Internet_20_link">Dorážení protivníků</text:a><text:tab/>19</text:p>
        </text:index-body>
      </text:table-of-content>
      <text:p text:style-name="P50"/>
      <text:p text:style-name="P3"/>
      <text:p text:style-name="P3"/>
      <text:p text:style-name="P3"/>
      <text:p text:style-name="P41"><text:span text:style-name="T328">Verze 0.</text:span><text:span text:style-name="T329">0</text:span></text:p>
      <text:h text:style-name="Heading_20_2" text:outline-level="2"><text:bookmark-start text:name="__RefHeading___Toc39185_1173674893"/><text:soft-page-break/>Boj<text:bookmark-end text:name="__RefHeading___Toc39185_1173674893"/></text:h>
      <text:p text:style-name="P23"><text:span text:style-name="T2">Když </text:span><text:span text:style-name="T16">jde do tuhého</text:span><text:span text:style-name="T2">, </text:span><text:span text:style-name="T6">přichází na řadu kostky a následující pravidla</text:span><text:span text:style-name="T2">.</text:span></text:p>
      <text:h text:style-name="Heading_20_3" text:outline-level="3"><text:bookmark-start text:name="__RefHeading___Toc28321_1587421224"/>Průběh boje<text:bookmark-end text:name="__RefHeading___Toc28321_1587421224"/></text:h>
      <text:p text:style-name="P40">Pán jeskyně popíše prostředí a situaci. Pak začínají bojová kola.</text:p>
      <text:list xml:id="list1282416499" text:style-name="L1">
        <text:list-item>
          <text:p text:style-name="P77">Kolo představuje několik vteřin boje. Začíná vždy Pán jeskyně popisem toho, co dělají protivníci. Poté hráči říkají, co budou dělat jejich postavy <text:span text:style-name="T309">a jejich pomocníci</text:span>.</text:p>
        </text:list-item>
        <text:list-item>
          <text:p text:style-name="P77">Úmysly lze libovolně měnit. Když už je nikdo měnit nechce, začne se házet.</text:p>
        </text:list-item>
        <text:list-item>
          <text:p text:style-name="P78">Když <text:span text:style-name="T310">někoho ohrožuješ</text:span>, hází<text:span text:style-name="T310">š</text:span> proti <text:span text:style-name="T310">němu</text:span> <text:span text:style-name="T40">na ú</text:span><text:span text:style-name="T41">tok</text:span>. Když <text:span text:style-name="T310">někdo ohrožuje</text:span> tebe, <text:span text:style-name="T310">ale ty jeho ne,</text:span> házíš si proti němu <text:span text:style-name="T123">na obranu.</text:span></text:p>
        </text:list-item>
        <text:list-item>
          <text:p text:style-name="P79"><text:span text:style-name="T123">Hází se v pořadí, v jakém na sebe </text:span><text:span text:style-name="T190">úmysly</text:span><text:span text:style-name="T123"> logicky navazují.</text:span></text:p>
        </text:list-item>
        <text:list-item>
          <text:p text:style-name="P80"><text:span text:style-name="T123">Rozdíl mezi tvým </text:span><text:span text:style-name="T188">hodem na útok</text:span><text:span text:style-name="T123"> a soupeřovým hodem určuje, kolik máš proti němu úspěchů. Za každý úspěch mu můžeš něco udělat.</text:span></text:p>
        </text:list-item>
      </text:list>
      <text:p text:style-name="P9">V následujících kapitolách si jednotlivé kroky projdeme podrobněji.</text:p>
      <text:h text:style-name="Heading_20_3" text:outline-level="3"><text:bookmark-start text:name="__RefHeading___Toc28323_1587421224"/><text:span text:style-name="T187">P</text:span><text:span text:style-name="T123">opis prostředí a situace</text:span><text:bookmark-end text:name="__RefHeading___Toc28323_1587421224"/></text:h>
      <text:p text:style-name="P52"><text:span text:style-name="T2">P</text:span><text:span text:style-name="T1">říklad:</text:span></text:p>
      <text:p text:style-name="P67"><text:span text:style-name="T56">Pán jeskyně:</text:span><text:span text:style-name="T81"> </text:span><text:span text:style-name="T78">„</text:span><text:span text:style-name="T79">Vběhl</text:span><text:span text:style-name="T80">i</text:span><text:span text:style-name="T81"> js</text:span><text:span text:style-name="T80">te</text:span><text:span text:style-name="T81"> do </text:span><text:span text:style-name="T87">velké,</text:span><text:span text:style-name="T81"> obdélníkové místnosti. </text:span><text:span text:style-name="T82">Strop podpírají čtyři sloupy. </text:span><text:span text:style-name="T83">U stěn jsou dlouhé stoly, </text:span><text:span text:style-name="T84">další je uprostřed</text:span><text:span text:style-name="T83">. Na nich jsou kosti, spousta různých váčků </text:span><text:span text:style-name="T85">a</text:span><text:span text:style-name="T83"> svázané otýpky bylin</text:span><text:span text:style-name="T84">.</text:span><text:span text:style-name="T81"> </text:span><text:span text:style-name="T88">V</text:span><text:span text:style-name="T81">elký, svalnatý ork </text:span><text:span text:style-name="T88">u prostředního stolu </text:span><text:span text:style-name="T86">něco ukazuje</text:span><text:span text:style-name="T81"> mnohem menší</text:span><text:span text:style-name="T86">mu</text:span><text:span text:style-name="T81"> goblin</text:span><text:span text:style-name="T86">ovi</text:span><text:span text:style-name="T81">. Ork má zbroj ze silné kůže, </text:span><text:span text:style-name="T86">g</text:span><text:span text:style-name="T81">oblin plášť z ptačího peří.“</text:span></text:p>
      <text:p text:style-name="P33"><text:soft-page-break/><text:span text:style-name="T58">Pokud ti z popisu něco není jasné, po</text:span><text:span text:style-name="T60">žádej</text:span><text:span text:style-name="T58"> Pána jeskyně o upřesnění. </text:span><text:span text:style-name="T61">Můžeš mu také návrhy </text:span><text:span text:style-name="T64">nebo</text:span><text:span text:style-name="T61"> návodnými dotazy </text:span><text:span text:style-name="T64">s popisem pomáhat</text:span><text:span text:style-name="T61">.</text:span></text:p>
      <text:p text:style-name="P52"><text:span text:style-name="T2">P</text:span><text:span text:style-name="T1">říklad:</text:span></text:p>
      <text:p text:style-name="P59"><text:span text:style-name="T209">Katka</text:span><text:span text:style-name="T208">:</text:span><text:span text:style-name="T124"> </text:span><text:span text:style-name="T127">„</text:span><text:span text:style-name="T145">Jsou tu po tmě, nebo si něčím svítí</text:span><text:span text:style-name="T124">?</text:span><text:span text:style-name="T128">“</text:span></text:p>
      <text:p text:style-name="P59"><text:span text:style-name="T208">Pán jeskyně:</text:span><text:span text:style-name="T124"> </text:span><text:span text:style-name="T127">„</text:span><text:span text:style-name="T124">Hmm, </text:span><text:span text:style-name="T145">vidíš,</text:span><text:span text:style-name="T124"> </text:span><text:span text:style-name="T145">na to jsem zapomněl</text:span><text:span text:style-name="T124">. Na stole uprostřed jsou dvě </text:span><text:span text:style-name="T163">olejové</text:span><text:span text:style-name="T124"> lampy. Jedna z nich je zapálená.</text:span><text:span text:style-name="T127">“</text:span></text:p>
      <text:h text:style-name="Heading_20_3" text:outline-level="3"><text:bookmark-start text:name="__RefHeading___Toc28325_1587421224"/>Úmysly<text:bookmark-end text:name="__RefHeading___Toc28325_1587421224"/></text:h>
      <text:p text:style-name="P36">Kolo začíná vždy Pán jeskyně nastíněním úmyslů protivníků, aby na to mohli hráči reagovat:</text:p>
      <text:p text:style-name="P67"><text:span text:style-name="T56">Pán jeskyně:</text:span><text:span text:style-name="T81"> </text:span><text:span text:style-name="T78">„</text:span><text:span text:style-name="T89">O</text:span><text:span text:style-name="T81">rk </text:span><text:span text:style-name="T90">zved</text:span><text:span text:style-name="T91">á</text:span><text:span text:style-name="T90"> kyj, </text:span><text:span text:style-name="T92">který měl opřený o stůl,</text:span><text:span text:style-name="T81"> </text:span><text:span text:style-name="T86">a staví se mezi vás a goblina</text:span><text:span text:style-name="T81">. </text:span><text:span text:style-name="T93">Goblin</text:span><text:span text:style-name="T81"> ukazuje na </text:span><text:span text:style-name="T94">Gorondara</text:span><text:span text:style-name="T81"> a </text:span><text:span text:style-name="T95">mumlá při tom nějaké zaklínadlo</text:span><text:span text:style-name="T81">. Co dělá</text:span><text:span text:style-name="T96">te</text:span><text:span text:style-name="T81">?“</text:span></text:p>
      <text:p text:style-name="P36">Poté hráči popíší úmysly svých postav a jejich pomocníků.</text:p>
      <text:h text:style-name="Heading_20_4" text:outline-level="4"><text:bookmark-start text:name="__RefHeading___Toc28327_1587421224"/>Proveditelnost úmyslů<text:bookmark-end text:name="__RefHeading___Toc28327_1587421224"/></text:h>
      <text:p text:style-name="P16">Když si nejsi jistý, jestli <text:span text:style-name="T273">něco půjde udělat</text:span>, zeptej se.</text:p>
      <text:p text:style-name="P53">Příklad:</text:p>
      <text:p text:style-name="P64"><text:span text:style-name="T102">Pavel</text:span><text:span text:style-name="T101">:</text:span><text:span text:style-name="T24"> </text:span><text:span text:style-name="T57">„Půjde kolem orka proběhnout ke goblinovi?“</text:span></text:p>
      <text:p text:style-name="P17"><text:span text:style-name="T74">Povšimni si, že se Pavel neptá, jak je místnost široká. </text:span><text:span text:style-name="T75">Místo toho popsal</text:span><text:span text:style-name="T74">, čeho se snaží dosáhnout. Díky tomu mu Pán jeskyně může </text:span><text:span text:style-name="T57">říct, jak na to budou reagovat protivníci.</text:span></text:p>
      <text:p text:style-name="Example_20_Header">Příklad:</text:p>
      <text:p text:style-name="P60"><text:span text:style-name="T103">Pán jeskyně:</text:span><text:span text:style-name="T100"> </text:span><text:span text:style-name="T58">„</text:span><text:span text:style-name="T66">Určitě, místnost je dost široká.</text:span><text:span text:style-name="T67"> </text:span><text:span text:style-name="T66">Ork se ti v tom ale </text:span><text:span text:style-name="T68">bude</text:span><text:span text:style-name="T66"> snažit zabránit.</text:span><text:span text:style-name="T58">“</text:span></text:p>
      <text:p text:style-name="P7"><text:soft-page-break/>Když chceš udělat něco, co není v silách tvé postavy, nebo je to zbytečně komplikované, může ti také Pán jeskyně <text:span text:style-name="T316">rovnou navrhnout</text:span> alternativy.</text:p>
      <text:p text:style-name="P53">Příklad:</text:p>
      <text:p text:style-name="P64"><text:span text:style-name="T102">Pavel</text:span><text:span text:style-name="T101">:</text:span><text:span text:style-name="T24"> </text:span><text:span text:style-name="T57">„</text:span><text:span text:style-name="T62">Zvládnu zvednout jeden z těch stolů, co jsou u stěn, a hodit ho orkovi na hlavu</text:span><text:span text:style-name="T57">?“</text:span></text:p>
      <text:p text:style-name="P60"><text:span text:style-name="T53">Pán jeskyně:</text:span><text:span text:style-name="T58"> „</text:span><text:span text:style-name="T62">To asi </text:span><text:span text:style-name="T69">nedáš</text:span><text:span text:style-name="T62">, jsou fakt masivní</text:span><text:span text:style-name="T66">. </text:span><text:span text:style-name="T62">Ten uprostřed je ale mnohem menší, s tím </text:span><text:span text:style-name="T70">by to šlo</text:span><text:span text:style-name="T62">.</text:span><text:span text:style-name="T58">“</text:span></text:p>
      <text:h text:style-name="Heading_20_4" text:outline-level="4"><text:bookmark-start text:name="__RefHeading___Toc28329_1587421224"/>Co jde stihnout v jednom kole<text:bookmark-end text:name="__RefHeading___Toc28329_1587421224"/></text:h>
      <text:p text:style-name="P34">V jednom kole stihneš například:</text:p>
      <text:list xml:id="list709001725" text:style-name="L2">
        <text:list-item>
          <text:p text:style-name="P81">Srazit nepřítele na zem, tasit <text:span text:style-name="T284">dýku</text:span> a bodnout ho</text:p>
        </text:list-item>
        <text:list-item>
          <text:p text:style-name="P81">Tasit <text:span text:style-name="T272">jednoruční zbraň</text:span>, uběhnout <text:span text:style-name="T106">krátkou vzdálenost</text:span> a zaútočit</text:p>
        </text:list-item>
        <text:list-item>
          <text:p text:style-name="P82">Sebrat ze země meč a rovnou jím někoho seknout</text:p>
        </text:list-item>
      </text:list>
      <text:list xml:id="list3687755346" text:style-name="L3">
        <text:list-item>
          <text:p text:style-name="P83"><text:span text:style-name="T271">Přimáčknout protivníka ke stěně štítem</text:span> a bodnout ho zbraní</text:p>
        </text:list-item>
        <text:list-item>
          <text:p text:style-name="P84">Srazit <text:span text:style-name="T277">jej</text:span> na zem a zalehnout ho, aby nemohl vstát</text:p>
        </text:list-item>
        <text:list-item>
          <text:p text:style-name="P85"><text:span text:style-name="T224">N</text:span>abít luk a vystřelit</text:p>
        </text:list-item>
        <text:list-item>
          <text:p text:style-name="P86">Vystřelit z nabité zbraně a <text:span text:style-name="T269">začít</text:span> <text:span text:style-name="T268">utíkat</text:span></text:p>
        </text:list-item>
        <text:list-item>
          <text:p text:style-name="P87">Nabít kuši</text:p>
        </text:list-item>
        <text:list-item>
          <text:p text:style-name="P88">Sundat ze zad luk nebo jinou zbraň</text:p>
        </text:list-item>
        <text:list-item>
          <text:p text:style-name="P89">Opatrně něco položit na zem</text:p>
        </text:list-item>
        <text:list-item>
          <text:p text:style-name="P88">Sundat ze zad tornu</text:p>
        </text:list-item>
        <text:list-item>
          <text:p text:style-name="P88"><text:soft-page-break/>Vyndat něco z<text:span text:style-name="T225">e sundané</text:span> torny</text:p>
        </text:list-item>
        <text:list-item>
          <text:p text:style-name="P90">Vypít <text:span text:style-name="T223">připravený</text:span> lektvar</text:p>
        </text:list-item>
        <text:list-item>
          <text:p text:style-name="P90"><text:span text:style-name="T266">Udělat pár kroků a s</text:span>eslat kouzlo</text:p>
        </text:list-item>
        <text:list-item>
          <text:p text:style-name="P91"><text:span text:style-name="T265">Pečlivě z</text:span>amířit</text:p>
        </text:list-item>
        <text:list-item>
          <text:p text:style-name="P92">Dorazit vyřazeného protivníka</text:p>
        </text:list-item>
      </text:list>
      <text:h text:style-name="P144" text:outline-level="4"><text:bookmark-start text:name="__RefHeading___Toc28331_1587421224"/>Vzdálenost<text:bookmark-end text:name="__RefHeading___Toc28331_1587421224"/></text:h>
      <text:p text:style-name="P35">Při boji <text:span text:style-name="T318">na dálku</text:span> <text:span text:style-name="T320">budeš</text:span> často potřeb<text:span text:style-name="T320">ovat</text:span> vědět, <text:span text:style-name="T320">zda dostřelíš na cíl a případně</text:span> kolikrát stihne<text:span text:style-name="T320">š</text:span> vystřelit nebo kolik kouzel stihne<text:span text:style-name="T320">š</text:span> seslat, než k <text:span text:style-name="T320">tobě protivník</text:span> doběhne. Dostřel zbraní a dosah kouzel <text:span text:style-name="T317">je proto vždy jedna z následujících možností:</text:span></text:p>
      <text:p text:style-name="P24"><text:span text:style-name="T121">Kontaktní </text:span><text:span text:style-name="T122">vzdálenost</text:span> – <text:span text:style-name="T259">pár kroků od tebe</text:span></text:p>
      <text:list xml:id="list805987083" text:style-name="L4">
        <text:list-item>
          <text:p text:style-name="P93">Protivníky v kontaktní vzdálenosti můžeš ohrozit zblízka, i když se od tebe snaží utéct.</text:p>
        </text:list-item>
      </text:list>
      <text:p text:style-name="P24"><text:span text:style-name="T121">Krátká </text:span><text:span text:style-name="T122">vzdálenost</text:span> – v dostřelu malé vrhací zbraně</text:p>
      <text:list xml:id="list3878874857" text:style-name="L5">
        <text:list-item>
          <text:p text:style-name="P94">Dá se uběhnout za <text:span text:style-name="T282">1</text:span> kol<text:span text:style-name="T304">o.</text:span></text:p>
        </text:list-item>
        <text:list-item>
          <text:p text:style-name="P94"><text:span text:style-name="T282">Pokud je tedy od tebe protivník v </text:span><text:span text:style-name="T114">krátké vzdálenosti</text:span><text:span text:style-name="T282"> a neustupuje ani neutíká, můžeš k němu v jednom kole doběhnout a rovnou na něj zaútočit zblízka. Když od tebe ustupuje, dostaneš se k němu až v příštím kole. Když utíká, musíš ho nejdřív dohonit (viz kapitola</text:span><text:span text:style-name="T105"> </text:span><text:span text:style-name="Odkaz_20_na_20_kapitolu"><text:bookmark-ref text:reference-format="text" text:ref-name="__RefHeading___Toc23284_831167585">Error: Reference source not found</text:bookmark-ref></text:span><text:span text:style-name="T227">).</text:span></text:p>
        </text:list-item>
      </text:list>
      <text:p text:style-name="P24"><text:span text:style-name="T121">Střední </text:span><text:span text:style-name="T122">vzdálenost</text:span> – v dostřelu <text:span text:style-name="T228">oštěpu, krátkého luku</text:span> nebo kuše</text:p>
      <text:list xml:id="list2030886130" text:style-name="L6">
        <text:list-item>
          <text:p text:style-name="P95">Dá se uběhnout za 2-3 kola</text:p>
        </text:list-item>
      </text:list>
      <text:p text:style-name="P24"><text:soft-page-break/><text:span text:style-name="T121">Dlouhá </text:span><text:span text:style-name="T122">vzdálenost</text:span> – v dostřelu dlouhého luku</text:p>
      <text:list xml:id="list2102707501" text:style-name="L7">
        <text:list-item>
          <text:p text:style-name="P96">Dá se uběhnout za 4-9 kol</text:p>
        </text:list-item>
      </text:list>
      <text:p text:style-name="P54">Příklad:</text:p>
      <text:p text:style-name="P65"><text:span text:style-name="T220">Pán jeskyně:</text:span> „Jak se blížíte ke srubu, vidíte, že ze dveří vyběhl skřet. Je <text:span text:style-name="T320">v dlouhé vzdálenosti </text:span>od vás, <text:span text:style-name="T321">zhruba pět kol běhu</text:span>. Krátký luk nebo kuše na něj tedy nedostřelí, dlouhý luk ano. Když se k němu rozběhnete, tak za dvě kola budete na dostřel krátkého luku, za <text:span text:style-name="T278">čtyři</text:span> na dohoz <text:span text:style-name="T267">malé</text:span> vrhací zbraně a za <text:span text:style-name="T278">pět</text:span> kol doběhnete tam, co teď stojí.“</text:p>
      <text:h text:style-name="P145" text:outline-level="4"><text:bookmark-start text:name="__RefHeading___Toc28333_1587421224"/>Rychlost<text:bookmark-end text:name="__RefHeading___Toc28333_1587421224"/></text:h>
      <text:p text:style-name="P6"><text:span text:style-name="T226">Všichni sice samozřejmě neběhají stejně rychle, ale v boji se běhá na vzdálenosti, kde se malé rozdíly v rychlosti nestihnou projevit. Když tedy střílíš na </text:span><text:span text:style-name="T116">krátkou vzdálenost</text:span><text:span text:style-name="T226">, útočník k tobě doběhne za jedno kolo, ať už je to skřet, hobit nebo elf. </text:span></text:p>
      <text:list xml:id="list844104187" text:style-name="L8">
        <text:list-item>
          <text:p text:style-name="P97"><text:span text:style-name="T22">Pokud </text:span><text:span text:style-name="T23">ale</text:span><text:span text:style-name="T22"> z nějakého důvodu nemůžeš běhat, třeba když se </text:span><text:span text:style-name="T3">soustředíš</text:span><text:span text:style-name="T22"> na nějakou schopnost či kouzlo </text:span><text:span text:style-name="T19">nebo</text:span><text:span text:style-name="T22"> když máš vážně zraněnou nohu nebo břicho</text:span><text:span text:style-name="T20">,</text:span><text:span text:style-name="T22"> pohybuješ se poloviční rychlostí, takže </text:span><text:span text:style-name="T3">krátkou vzdálenost</text:span><text:span text:style-name="T10"> urazíš za dvě kola. </text:span><text:span text:style-name="T9">To samé platí, když chceš dělat něco, při čem se dost dobře nedá běhat: střílet, kouzlit, nabíjet luk, vytahovat věci z torny a podobně.</text:span></text:p>
        </text:list-item>
        <text:list-item>
          <text:p text:style-name="P98"><text:span text:style-name="T319">Když</text:span> jsi <text:span text:style-name="T106">vyřazený</text:span><text:span text:style-name="T123">, </text:span><text:span text:style-name="T144">můžeš se </text:span><text:span text:style-name="T147">nanejvýš </text:span><text:span text:style-name="T144">plazit </text:span><text:span text:style-name="T188">a urazit krátkou vzdálenost ti zabere 4 kola</text:span><text:span text:style-name="T126">.</text:span></text:p>
        </text:list-item>
        <text:list-item>
          <text:p text:style-name="P99"><text:span text:style-name="T126">K</text:span><text:span text:style-name="T123">dyž míříš, nabíjíš kuši a podobně, tak se nemůžeš přesouvat vůbec.</text:span></text:p>
        </text:list-item>
      </text:list>
      <text:p text:style-name="P36"><text:span text:style-name="T123">Ve hře také existují kouzla, lektvary a jiné efekty, které tě výrazně zrychlí nebo zpomalí. </text:span><text:span text:style-name="T112">Z</text:span><text:span text:style-name="T107">pomalení</text:span><text:span text:style-name="T174"> znamená snížení rychlosti na polovinu, </text:span><text:span text:style-name="T117">z</text:span><text:span text:style-name="T107">rychl</text:span><text:span text:style-name="T112">ení</text:span><text:span text:style-name="T174"> </text:span><text:span text:style-name="T186">ji zdvojnásobí</text:span><text:span text:style-name="T174">.</text:span></text:p>
      <text:p text:style-name="P55"><text:soft-page-break/>Příklad:</text:p>
      <text:p text:style-name="P66"><text:span text:style-name="T174">Když Nari</text:span><text:span text:style-name="T123">a</text:span><text:span text:style-name="T174"> </text:span><text:span text:style-name="T123">vypije </text:span><text:span text:style-name="T106">lektvar</text:span><text:span text:style-name="T107"> rychlost</text:span><text:span text:style-name="T106">i</text:span><text:span text:style-name="T174">, </text:span><text:span text:style-name="T189">poběží </text:span><text:span text:style-name="T123">dvakrát rychleji a vzdálenost, která by jí normálně zabrala 5 kol, uběhne za 3 kola</text:span><text:span text:style-name="T174">.</text:span></text:p>
      <text:p text:style-name="P10">Někteří tvorové běhají výrazně rychleji nebo naopak pomaleji než člověk.</text:p>
      <text:p text:style-name="P55">Příklad:</text:p>
      <text:p text:style-name="P66"><text:span text:style-name="T174">K</text:span><text:span text:style-name="T123">ůň běhá zhruba dvakrát rychleji než člověk, Naria pod vlivem </text:span><text:span text:style-name="T106">lektvaru rychlosti</text:span><text:span text:style-name="T123"> tedy udrží krok s koněm v trysku.</text:span></text:p>
      <text:h text:style-name="P146" text:outline-level="4"><text:bookmark-start text:name="__RefHeading___Toc28335_1587421224"/>Změny úmyslů<text:bookmark-end text:name="__RefHeading___Toc28335_1587421224"/></text:h>
      <text:p text:style-name="P12"><text:span text:style-name="T65">Aby nezáleželo na tom, v jakém pořadí </text:span><text:span text:style-name="T77">říkáte, co má kdo v úmyslu</text:span><text:span text:style-name="T65">, můžete </text:span><text:span text:style-name="T77">to</text:span><text:span text:style-name="T65"> libovolně upravovat</text:span><text:span text:style-name="T59">. Stejně tak </text:span><text:span text:style-name="T76">může</text:span><text:span text:style-name="T59"> Pán jeskyně </text:span><text:span text:style-name="T63">měnit</text:span><text:span text:style-name="T59"> záměry protivníků.</text:span></text:p>
      <text:p text:style-name="P56">Příklad:</text:p>
      <text:p text:style-name="P61"><text:span text:style-name="T52">Katka:</text:span><text:span text:style-name="T59"> „</text:span><text:span text:style-name="T73">Otočím se</text:span><text:span text:style-name="T59"> a běžím zp</text:span><text:span text:style-name="T71">átky</text:span><text:span text:style-name="T59">.“</text:span></text:p>
      <text:p text:style-name="P68"><text:span text:style-name="T51">Pavel</text:span><text:span text:style-name="T52">:</text:span><text:span text:style-name="T59"> „</text:span><text:span text:style-name="T73">Já z</text:span><text:span text:style-name="T72">kusím oběhnout orka a dostat se ke goblinovi, abych mu zabránil v mumlání.</text:span><text:span text:style-name="T59">“</text:span></text:p>
      <text:p text:style-name="P68"><text:span text:style-name="T221">Katka</text:span><text:span text:style-name="T220">:</text:span> <text:span text:style-name="T123">„</text:span><text:span text:style-name="T129">Aha, </text:span><text:span text:style-name="T130">tak</text:span><text:span text:style-name="T129"> v</text:span><text:span text:style-name="T123"> tom případě </text:span><text:span text:style-name="T130">se zastavím a připravím si luk</text:span><text:span text:style-name="T123">. </text:span><text:span text:style-name="T146">N</text:span><text:span text:style-name="T131">enechám </text:span><text:span text:style-name="T146">v tom </text:span><text:span text:style-name="T131">Gorondara </text:span><text:span text:style-name="T146">samotného</text:span><text:span text:style-name="T131">.</text:span><text:span text:style-name="T123">“</text:span></text:p>
      <text:p text:style-name="P68"><text:span text:style-name="T118">P</text:span><text:span text:style-name="T119">án jeskyně</text:span><text:span text:style-name="T118">:</text:span><text:span text:style-name="T106"> </text:span><text:span text:style-name="T123">„</text:span><text:span text:style-name="T132">Dobře. </text:span><text:span text:style-name="T133">Ork vyráží Gorondarovi naproti, aby mu zablokoval cestu ke goblinovi</text:span><text:span text:style-name="T132">. Goblin dál mumlá.</text:span><text:span text:style-name="T123">“</text:span></text:p>
      <text:p text:style-name="P15"><text:span text:style-name="T46">Své úmysly byste ale měli měnit co nejméně. Tuto možnost máte, abyste mohli reagovat na to, co dělají ostatní</text:span><text:span text:style-name="T44">, nikoliv</text:span><text:span text:style-name="T42"> aby</text:span><text:span text:style-name="T47">ste</text:span><text:span text:style-name="T44"> </text:span><text:span text:style-name="T45">se s Pánem jeskyně snažili</text:span><text:span text:style-name="T44"> vzájemně</text:span><text:span text:style-name="T42"> přechytračit</text:span><text:span text:style-name="T43">.</text:span></text:p>
      <text:h text:style-name="P147" text:outline-level="4"><text:bookmark-start text:name="__RefHeading___Toc28337_1587421224"/><text:soft-page-break/>Jak popisovat úmysly<text:bookmark-end text:name="__RefHeading___Toc28337_1587421224"/></text:h>
      <text:p text:style-name="P13"><text:span text:style-name="T322">Kolik získáš úspěchů,</text:span> <text:span text:style-name="T275">závisí na hodu </text:span>kostkou, takže předem nevíš, co všechno <text:span text:style-name="T276">se ti podaří soupeři udělat</text:span>.</text:p>
      <text:p text:style-name="P56">Příklad:</text:p>
      <text:p text:style-name="P68">Gorondar by chtěl <text:span text:style-name="T270">doběhnout ke goblinovi,</text:span> srazit <text:span text:style-name="T270">ho</text:span> na zem a zacpat mu pusu. Pokud ale hodí jen jeden úspěch, <text:span text:style-name="T274">podaří se mu ho</text:span> <text:span text:style-name="T324">jen</text:span> srazit na zem.</text:p>
      <text:p text:style-name="P14">Abys zbytečně nevymýšlel a nepopisoval věci, které se pak nestanou, nemusíš nutně říkat, co všechno soupeři uděláš. Měl bys ale <text:span text:style-name="T323">říct, kam se chceš přesunout, koho chceš ohrozit a čím to chceš udělat, aby na to ostatní mohli reagovat</text:span>.</text:p>
      <text:p text:style-name="P51">Příklad:</text:p>
      <text:p text:style-name="P68"><text:span text:style-name="T220">Pavel:</text:span> „Se sekerou v ruce běžím ke goblinovi.“</text:p>
      <text:p text:style-name="P63"><text:span text:style-name="T54">Pán jeskyně:</text:span><text:span text:style-name="T43"> „Ork se </text:span><text:span text:style-name="T48">ti snaží zastoupit cestu</text:span><text:span text:style-name="T43">.“</text:span></text:p>
      <text:h text:style-name="Heading_20_3" text:outline-level="3"><text:bookmark-start text:name="__RefHeading___Toc28339_1587421224"/>Hod na ú<text:span text:style-name="T308">tok</text:span> a na obranu<text:bookmark-end text:name="__RefHeading___Toc28339_1587421224"/></text:h>
      <text:p text:style-name="P11">Když je jasné, co kdo chce udělat, je třeba určit, jak to dopadne.</text:p>
      <text:list xml:id="list2497905695" text:style-name="L9">
        <text:list-item>
          <text:p text:style-name="P100">Když se dva soupeři ohrožují vzájemně, hází si proti sobě na útok.</text:p>
        </text:list-item>
        <text:list-item>
          <text:p text:style-name="P100">Když obránce útočníka neohrožuje, hází si proti němu na obranu.</text:p>
        </text:list-item>
      </text:list>
      <text:p text:style-name="P57">Příklad:</text:p>
      <text:p text:style-name="P69"><text:span text:style-name="T123">Naria s Gorondarem bojují se skřetem. Gorondar útočí sekerou, Naria </text:span><text:span text:style-name="T203"><text:s/>dálky</text:span><text:span text:style-name="T123"> střílí z luku. Skřet útočí na Gorondara. </text:span><text:span text:style-name="T202">Go</text:span><text:span text:style-name="T123">rondar se skřetem se ohrožují vzájemně a hodí si tedy proti sobě na útok. Naria střílí na skřeta, ale on ji neohrožuje. Hodí si tedy proti němu na útok a on si proti ní hodí na obranu.</text:span></text:p>
      <text:p text:style-name="P26"><text:soft-page-break/><text:span text:style-name="T325">Na útok i na obranu se hází </text:span><text:span text:style-name="T222">Vlastnost + k6 + postihy a bonusy</text:span><text:span text:style-name="T264">. Rozdíl je v tom, jakou Vlastnost si počítáš.</text:span></text:p>
      <text:h text:style-name="P148" text:outline-level="4"><text:bookmark-start text:name="__RefHeading___Toc28341_1587421224"/>Vlastnost při hodu na útok<text:bookmark-end text:name="__RefHeading___Toc28341_1587421224"/></text:h>
      <text:list xml:id="list338819721" text:style-name="L10">
        <text:list-item>
          <text:p text:style-name="P102">Když <text:span text:style-name="T280">bojuješ beze zbraně,</text:span> s těžkou zbraní nebo v těžké zbroji, házíš<text:span text:style-name="T155"> </text:span><text:span text:style-name="T154">Fyzičkou</text:span><text:span text:style-name="T152">. </text:span><text:span text:style-name="T154">Platí to i p</text:span><text:span text:style-name="T160">ro</text:span><text:span text:style-name="T157"> </text:span><text:span text:style-name="T160">těžké</text:span><text:span text:style-name="T154"> vrhací zbran</text:span><text:span text:style-name="T160">ě</text:span><text:span text:style-name="T154"> </text:span><text:span text:style-name="T157">nebo</text:span><text:span text:style-name="T154"> když bojuješ se dvěma zbraněmi a </text:span><text:span text:style-name="T157">jen</text:span><text:span text:style-name="T154"> jedna z nich je těžká. </text:span><text:span text:style-name="T166">Fyzičkou také házíš, k</text:span><text:span text:style-name="T164">dyž se snažíš někam doběhnout rychleji než tvůj protivník </text:span><text:span text:style-name="T166">a</text:span><text:span text:style-name="T165"> když se s někým přetlačuješ nebo přetahuješ</text:span><text:span text:style-name="T153">.</text:span></text:p>
        </text:list-item>
        <text:list-item>
          <text:p text:style-name="P101">Když střílíš z libovolné zbraně, házíš Finesou <text:span text:style-name="T286">(i když střílíš v těžké zbroji)</text:span>.</text:p>
        </text:list-item>
        <text:list-item>
          <text:p text:style-name="P102"><text:span text:style-name="T153">Když sesíláš </text:span><text:span text:style-name="T156">kouzlo, ať už</text:span><text:span text:style-name="T153"> sám nebo pomocí svitku či jiného magického předmětu, </text:span><text:span text:style-name="T179">a máš na sobě těžkou zbroj, házíš Fyzičkou nebo Duší podle toho, co máš menší. Když těžkou zbroj nemáš,</text:span><text:span text:style-name="T153"> házíš Duší</text:span><text:span text:style-name="T158">.</text:span></text:p>
        </text:list-item>
        <text:list-item>
          <text:p text:style-name="P103"><text:span text:style-name="T281">V ostatních případech, například když nemáš těžkou zbroj a bojuješ lehkou zbraní, házíš lehkou vrhací zbraň, snažíš se někoho srazit na zem, chceš dostat z nevýhodné pozice a podobně, si můžeš </text:span><text:span text:style-name="T40">na ú</text:span><text:span text:style-name="T41">tok</text:span><text:span text:style-name="T281"> hodit Fyzičkou nebo Finesou podle toho, co je pro tebe lepší.</text:span></text:p>
        </text:list-item>
      </text:list>
      <text:h text:style-name="Heading_20_4" text:outline-level="4"><text:bookmark-start text:name="__RefHeading___Toc28343_1587421224"/>Vlastnost při hodu na obranu<text:bookmark-end text:name="__RefHeading___Toc28343_1587421224"/></text:h>
      <text:list xml:id="list1095292606" text:style-name="L11">
        <text:list-item>
          <text:p text:style-name="P105">Když se bráníš proti kouzlu <text:span text:style-name="T283">nebo odoláváš nějaké schopnosti</text:span>, házíš vlastností, která je uvedená v jeho <text:span text:style-name="T283">nebo jejím</text:span> popisu.</text:p>
        </text:list-item>
        <text:list-item>
          <text:p text:style-name="P106">Když se bráníš proti čemukoliv jinému <text:span text:style-name="T279">a máš na sobě těžkou zbroj, házíš Fyzičkou. Když těžkou zbroj nemáš, házíš Finesou.</text:span></text:p>
        </text:list-item>
        <text:list-item>
          <text:p text:style-name="P106"><text:soft-page-break/>Když odoláváš jedu, házíš Fyzičkou.</text:p>
        </text:list-item>
        <text:list-item>
          <text:p text:style-name="P104"><text:span text:style-name="T289">Když se bráníš kouzlem a máš na sobě těžkou zbroj, házíš Fyzičkou nebo Duší podle toho, co máš menší. Když těžkou zbroj nemáš, házíš Duší</text:span><text:span text:style-name="T159">. </text:span><text:span text:style-name="T167">Platí to, i </text:span><text:span text:style-name="T191">když se</text:span><text:span text:style-name="T167"> bráníš před jiným kouzlem nebo před nějakou schopností (</text:span><text:span text:style-name="T181">při obraně kouzlem si tedy </text:span><text:span text:style-name="T180">ne</text:span><text:span text:style-name="T167">házíš vlastností uvedenou u toho, před čím se bráníš).</text:span></text:p>
        </text:list-item>
        <text:list-item>
          <text:p text:style-name="P107"><text:span text:style-name="T167">P</text:span><text:span text:style-name="T123">okud se vůbec nemůže</text:span><text:span text:style-name="T173">š</text:span><text:span text:style-name="T123"> hýbat, třeba protože j</text:span><text:span text:style-name="T173">si</text:span><text:span text:style-name="T123"> </text:span><text:span text:style-name="T106">vyřazený</text:span><text:span text:style-name="T123">, v </text:span><text:span text:style-name="T106">bezvědomí</text:span><text:span text:style-name="T123">, pevně svázaný, paralyzovaný kouzlem a podobně, tak si do hodu na obranu vlastnost vůbec nepočítá</text:span><text:span text:style-name="T173">š </text:span><text:span text:style-name="T175">(viz</text:span><text:span text:style-name="T123"> </text:span><text:span text:style-name="Odkaz_20_na_20_kapitolu"><text:bookmark-ref text:reference-format="text" text:ref-name="__RefHeading___Toc70948_4008629961">Error: Reference source not found</text:bookmark-ref></text:span><text:span text:style-name="Odkaz_20_na_20_kapitolu"><text:span text:style-name="T253"><text:s/>/</text:span></text:span><text:span text:style-name="Odkaz_20_na_20_kapitolu"><text:span text:style-name="T256">* TODO: odkaz */</text:span></text:span><text:span text:style-name="T175">).</text:span></text:p>
        </text:list-item>
      </text:list>
      <text:p text:style-name="P22"><text:span text:style-name="T175">/</text:span><text:span text:style-name="T192">* TODO: Zkontrolovat, že </text:span><text:span text:style-name="T201">kapitola</text:span><text:span text:style-name="T192"> </text:span><text:span text:style-name="T210">Útok na nehybného protivníka</text:span><text:span text:style-name="T192"> existuje)</text:span></text:p>
      <text:h text:style-name="P149" text:outline-level="4"><text:bookmark-start text:name="__RefHeading___Toc28345_1587421224"/>Boj na dálku<text:bookmark-end text:name="__RefHeading___Toc28345_1587421224"/></text:h>
      <text:p text:style-name="P19">Při boji na dálku, ať už střelnou zbraní, vrhací zbraní, kouzlem, nebo čímkoliv jiným si počítáš postih podle vzdálenosti cíle:</text:p>
      <text:list xml:id="list2828004004" text:style-name="L12">
        <text:list-item>
          <text:p text:style-name="P109"><text:span text:style-name="T106">Kontaktní</text:span> nebo <text:span text:style-name="T106">krátká</text:span>: <text:span text:style-name="T123">bez postihu</text:span></text:p>
        </text:list-item>
        <text:list-item>
          <text:p text:style-name="P109"><text:span text:style-name="T106">Střední</text:span>:<text:span text:style-name="T123"> postih -1</text:span></text:p>
        </text:list-item>
        <text:list-item>
          <text:p text:style-name="P108"><text:span text:style-name="T112">Dlouhá:</text:span><text:span text:style-name="T175"> postih -2</text:span></text:p>
        </text:list-item>
      </text:list>
      <text:h text:style-name="P150" text:outline-level="4"><text:bookmark-start text:name="__RefHeading___Toc28347_1587421224"/>Přerušení soustředění<text:bookmark-end text:name="__RefHeading___Toc28347_1587421224"/></text:h>
      <text:p text:style-name="P21"><text:span text:style-name="T11">Přerušit někomu </text:span><text:span text:style-name="T4">soustředění</text:span><text:span text:style-name="T11"> </text:span><text:span text:style-name="T13">můžeš například tím, že </text:span><text:span text:style-name="T12">d</text:span><text:span text:style-name="T13">o něj vrazíš, srazíš ho na zem </text:span><text:span text:style-name="T14">a</text:span><text:span text:style-name="T13"> podobně. </text:span><text:span text:style-name="T5">Soustředění</text:span><text:span text:style-name="T15"> také přeruší jakékoliv zranění. </text:span><text:span text:style-name="T178">Když zbroj, štít nebo odolnost proti zranění </text:span><text:span text:style-name="T184">sníží zranění na nula</text:span><text:span text:style-name="T178">, </text:span><text:span text:style-name="T184">zásah</text:span><text:span text:style-name="T178"> </text:span><text:span text:style-name="T111">soustředění</text:span><text:span text:style-name="T178"> nepřeruší.</text:span></text:p>
      <text:h text:style-name="P151" text:outline-level="4"><text:bookmark-start text:name="__RefHeading___Toc28349_1587421224"/><text:soft-page-break/><text:span text:style-name="T248">V</text:span>ýhod<text:span text:style-name="T248">y</text:span> a nevýhod<text:span text:style-name="T249">y</text:span><text:bookmark-end text:name="__RefHeading___Toc28349_1587421224"/></text:h>
      <text:p text:style-name="P38">-<text:span text:style-name="T327">mark-</text:span></text:p>
      <text:p text:style-name="P38">TODO: Nějaký úvod (situace není vždy stejná pro oba soupeře).</text:p>
      <text:list xml:id="list2200319380" text:style-name="L13">
        <text:list-item>
          <text:p text:style-name="P110"><text:span text:style-name="T253">Za každou výhodu </text:span><text:span text:style-name="T255">máš</text:span><text:span text:style-name="T253"> </text:span><text:span text:style-name="T255">+</text:span><text:span text:style-name="T253">1 </text:span><text:span text:style-name="T255">k hodu,</text:span><text:span text:style-name="T253"> za každou nevýhodu naopak -</text:span><text:span text:style-name="T255">1.</text:span></text:p>
        </text:list-item>
      </text:list>
      <text:list xml:id="list829603291" text:style-name="L14">
        <text:list-item>
          <text:p text:style-name="P114"><text:span text:style-name="T235">Výhody a nevýhody si počítáš, i když se do nich dostaneš v průběhu kola</text:span><text:span text:style-name="T236">.</text:span></text:p>
        </text:list-item>
        <text:list-item>
          <text:p text:style-name="P114"><text:span text:style-name="T240">Když se na tebe něco vztahuje stejně jako na tvého protivníka, výhodu za to nebude mít žádný z vás</text:span><text:span text:style-name="T241">.</text:span></text:p>
        </text:list-item>
        <text:list-item>
          <text:p text:style-name="P111">Postihy a bonusy za výhody nebo nevýhody stejného druhu se nesčítají. Každá nevýhoda ale omezuje, co můžeš dělat.</text:p>
        </text:list-item>
        <text:list-item>
          <text:p text:style-name="P112"><text:span text:style-name="T260">Počítáš si vždy jen výhody a nevýhody, které se vztahují k tomu, co se snažíš udělat</text:span>.</text:p>
        </text:list-item>
        <text:list-item>
          <text:p text:style-name="P113">Na kouzlení se vztahují stejné výhody a nevýhody jako na střelbu.</text:p>
        </text:list-item>
      </text:list>
      <text:p text:style-name="P27"><text:span text:style-name="T21">Výhody a nevýhody jsou </text:span><text:span text:style-name="T17">vždy</text:span><text:span text:style-name="T21"> spojené </text:span><text:span text:style-name="T8">s nějakým stavem nebo situací</text:span><text:span text:style-name="T21"> ve hře. </text:span><text:span text:style-name="T7">Jakmile </text:span><text:span text:style-name="T8">t</text:span><text:span text:style-name="T18">ato situace skončí</text:span><text:span text:style-name="T7">, zmizí i výhoda či nevýhoda. </text:span><text:span text:style-name="T230">J</text:span><text:span text:style-name="T231">ednorázové výhody a nevýhody, jako třeba překvapení, vyvedení z rovnováhy </text:span><text:span text:style-name="T232">nebo útok do zad </text:span><text:span text:style-name="T238">trvají</text:span><text:span text:style-name="T231"> pouze</text:span><text:span text:style-name="T233"> jed</text:span><text:span text:style-name="T237">no</text:span><text:span text:style-name="T233"> </text:span><text:span text:style-name="T237">kolo</text:span><text:span text:style-name="T231">.</text:span></text:p>
      <text:h text:style-name="P155" text:outline-level="4">Druhy výhod a nevýhod</text:h>
      <text:p text:style-name="P132">Nejčastější druhy <text:span text:style-name="T250">výhod a</text:span> nevýhod <text:span text:style-name="T250">v boji</text:span> jsou:</text:p>
      <text:list xml:id="list2888307457" text:style-name="L20">
        <text:list-header>
          <text:p text:style-name="P115"><text:span text:style-name="T330">Ztížení</text:span> pohybu</text:p>
          <text:list>
            <text:list-header>
              <text:p text:style-name="P157">Jsi zalehnutý, jsi zatlačený do rohu nebo přimáčknutý ke stěně, jsi po pás ve vodě, brodíš se v bahně, <text:span text:style-name="T331">balancuješ na hraně propasti,</text:span> <text:span text:style-name="T332">máš vážně zraněnou nohu.</text:span></text:p>
            </text:list-header>
          </text:list>
          <text:p text:style-name="P133"><text:soft-page-break/><text:span text:style-name="T330">Ztížení</text:span> viditelnosti</text:p>
          <text:list text:continue-numbering="true">
            <text:list-header>
              <text:p text:style-name="P157">Bojuješ se zavázanýma očima, <text:span text:style-name="T333">jsi poblíž pochodně a někdo na tebe střílí ze tmy</text:span>, <text:span text:style-name="T334">máš písek v očích, protivník je neviditelný, cíl je schovaný v křoví.</text:span></text:p>
            </text:list-header>
          </text:list>
          <text:p text:style-name="P134">Nevhodná zbraň</text:p>
          <text:list text:continue-numbering="true">
            <text:list-header>
              <text:p text:style-name="P157">Bojuješ <text:span text:style-name="T335">dlouhou zbraní</text:span> v<text:span text:style-name="T335">e stísněném</text:span> prostoru <text:span text:style-name="T336">nebo</text:span> při zápasení na zemi.</text:p>
            </text:list-header>
          </text:list>
          <text:p text:style-name="P135">Nadměrný náklad</text:p>
          <text:list text:continue-numbering="true">
            <text:list-header>
              <text:p text:style-name="P157"><text:span text:style-name="T337">Vlečeš</text:span> těžkou truhlu, táhneš vyřazeného spolubojovníka, neseš několik velkých zbraní.</text:p>
            </text:list-header>
          </text:list>
          <text:p text:style-name="P136">Kryt</text:p>
          <text:list text:continue-numbering="true">
            <text:list-header>
              <text:p text:style-name="P157"><text:span text:style-name="T338">Střílíš zpoza rohu</text:span>, bráníš hradby před ztečí.</text:p>
            </text:list-header>
          </text:list>
          <text:p text:style-name="P137">Dezorientace</text:p>
          <text:list text:continue-numbering="true">
            <text:list-header>
              <text:p text:style-name="P157"><text:span text:style-name="T331">Máš vážné zranění hlavy, kouzlo ti způsobuje halucinace, zmatení nebo ztrátu paměti</text:span>.</text:p>
            </text:list-header>
          </text:list>
          <text:p text:style-name="P138">Strach</text:p>
          <text:list text:continue-numbering="true">
            <text:list-header>
              <text:p text:style-name="P158"><text:span text:style-name="T339">K</text:span>ouzlo nebo schopnost <text:span text:style-name="T339">v tobě vzbudilo</text:span> <text:span text:style-name="T106">strach</text:span><text:span text:style-name="T123"> </text:span><text:span text:style-name="T206">a ty přesto útočíš na to, čeho se bojíš</text:span>.</text:p>
            </text:list-header>
          </text:list>
          <text:p text:style-name="P139">Vyvedení z rovnováhy</text:p>
          <text:list text:continue-numbering="true">
            <text:list-header>
              <text:p text:style-name="P157">Dostal jsi těžký zásah, někdo do tebe narazil.</text:p>
            </text:list-header>
          </text:list>
          <text:p text:style-name="P140">Překvapení</text:p>
          <text:list text:continue-numbering="true">
            <text:list-header>
              <text:p text:style-name="P157"><text:span text:style-name="T339">Ú</text:span>tok jsi nečekal.</text:p>
            </text:list-header>
          </text:list>
          <text:p text:style-name="P141">Střelba na běžící cíl</text:p>
          <text:list text:continue-numbering="true">
            <text:list-header>
              <text:p text:style-name="P159"><text:soft-page-break/>Běžící cíl se hůře zasahuje, střelec má tedy nevýhodu. Platí to i pro útoky vrhací zbraní nebo kouzlem.</text:p>
            </text:list-header>
          </text:list>
          <text:p text:style-name="P142">Útok <text:span text:style-name="T340">do zad</text:span></text:p>
          <text:list text:continue-numbering="true">
            <text:list-header>
              <text:p text:style-name="P157">Protivník utíká z boje nebo probíhá kolem tebe. <text:span text:style-name="T341">P</text:span>rotivník je obklíčený, v tomto kole tě neohrožuje a máš dost prostoru, aby ses mu dostal do zad.</text:p>
            </text:list-header>
          </text:list>
          <text:p text:style-name="P131">Vyčerpání</text:p>
          <text:list text:continue-numbering="true">
            <text:list-header>
              <text:p text:style-name="P156"><text:span text:style-name="T231">V noci jsi nespal, bez odpočinku ses pustil do boje po běhu nebo po celodenním pochodu, nepřátelům v průběhu boje dorazily čerstvé posily.</text:span></text:p>
            </text:list-header>
          </text:list>
        </text:list-header>
      </text:list>
      <text:h text:style-name="P152" text:outline-level="4"><text:bookmark-start text:name="__RefHeading___Toc28351_1587421224"/>Plná obrana<text:bookmark-end text:name="__RefHeading___Toc28351_1587421224"/></text:h>
      <text:p text:style-name="P31"><text:span text:style-name="T243">Když </text:span><text:span text:style-name="T244">se</text:span><text:span text:style-name="T243"> soustředíš se na obranu, neházíš</text:span><text:span text:style-name="T234"> </text:span><text:span text:style-name="T99">na ú</text:span><text:span text:style-name="T97">tok, </text:span><text:span text:style-name="T98">ale </text:span><text:span text:style-name="T242">máš výhodu (+1) </text:span><text:span text:style-name="T211">na všechny hody na obranu</text:span><text:span text:style-name="T229">.</text:span></text:p>
      <text:h text:style-name="P152" text:outline-level="4"><text:bookmark-start text:name="__RefHeading___Toc25641_406846050111"/>Klamný útok nebo jiná finta<text:bookmark-end text:name="__RefHeading___Toc25641_406846050111"/></text:h>
      <text:p text:style-name="P32"><text:span text:style-name="T212">K</text:span><text:span text:style-name="T215">dyž se snažíš někoho rozhodit nějakou fintou nebo klamným útokem, </text:span><text:span text:style-name="T212">n</text:span><text:span text:style-name="T234">eházíš </text:span><text:span text:style-name="T99">na ú</text:span><text:span text:style-name="T97">tok</text:span><text:span text:style-name="T239">, </text:span><text:span text:style-name="T245">ale</text:span><text:span text:style-name="T239"> </text:span><text:span text:style-name="T242">v následujícím </text:span><text:span text:style-name="T245">kole</text:span><text:span text:style-name="T242"> </text:span><text:span text:style-name="T247">budeš mít</text:span><text:span text:style-name="T242"> výhodu (+1) na všechny hody, které budou z tvé přípravy těžit. </text:span><text:span text:style-name="T246">Přípravu nemusíš využít hned, můžeš si například počíhat za rohem a bonus si započítat, až zpoza něj někdo vyjde.</text:span></text:p>
      <text:h text:style-name="P152" text:outline-level="4"><text:bookmark-start text:name="__RefHeading___Toc28353_1587421224"/>Míření<text:bookmark-end text:name="__RefHeading___Toc28353_1587421224"/></text:h>
      <text:p text:style-name="P30"><text:span text:style-name="T216">Když míříš, </text:span><text:span text:style-name="T214">n</text:span><text:span text:style-name="T212">eházíš </text:span><text:span text:style-name="T99">na ú</text:span><text:span text:style-name="T97">tok</text:span><text:span text:style-name="T213"> </text:span><text:span text:style-name="T218">a</text:span><text:span text:style-name="T217"> na následující výstřel</text:span><text:span text:style-name="T216"> </text:span><text:span text:style-name="T219">máš</text:span><text:span text:style-name="T213"> výhodu (+1).</text:span></text:p>
      <text:h text:style-name="P143" text:outline-level="3"><text:bookmark-start text:name="__RefHeading___Toc28355_1587421224"/><text:soft-page-break/>Pořadí házení<text:bookmark-end text:name="__RefHeading___Toc28355_1587421224"/></text:h>
      <text:p text:style-name="P37"><text:span text:style-name="T170">N</text:span><text:span text:style-name="T135">a ú</text:span><text:span text:style-name="T205">tok</text:span><text:span text:style-name="T135"> </text:span><text:span text:style-name="T170">se </text:span><text:span text:style-name="T135">hází</text:span><text:span text:style-name="T125"> v pořadí, v jakém </text:span><text:span text:style-name="T139">jsou záměry zřetězené</text:span><text:span text:style-name="T125">. </text:span><text:span text:style-name="T141">Když </text:span><text:span text:style-name="T177">více spojenců</text:span><text:span text:style-name="T141"> ohrožuje stejného protivníka, </text:span><text:span text:style-name="T140">na pořadí </text:span><text:span text:style-name="T171">se</text:span><text:span text:style-name="T140"> </text:span><text:span text:style-name="T177">mohou</text:span><text:span text:style-name="T140"> domluvit.</text:span></text:p>
      <text:p text:style-name="P58">Příklad:</text:p>
      <text:p text:style-name="P70"><text:span text:style-name="T194">Naria s Gorondarem bojují s orkem a goblinem. </text:span><text:span text:style-name="T193">Goblin </text:span><text:span text:style-name="T194">kouzlí</text:span><text:span text:style-name="T193"> na Gorondara. Gorondar chce </text:span><text:span text:style-name="T194">doběhnout</text:span><text:span text:style-name="T193"> </text:span><text:span text:style-name="T194">ke goblinovi</text:span><text:span text:style-name="T193">. </text:span><text:span text:style-name="T194">Ork se mu v tom snaží zabránit.</text:span><text:span text:style-name="T193"> Naria střílí na orka.<text:line-break/><text:tab/></text:span><text:span text:style-name="T194">To, zda Gorondar něco udělá goblinovi, závisí na tom, jestli k němu vůbec doběhne, tedy zda se orkovi podaří ho zastavit.</text:span><text:span text:style-name="T193"> Na to má ovšem vliv ještě Naria, která na orka střílí. </text:span><text:span text:style-name="T142">Když </text:span><text:span text:style-name="T138">ho </text:span><text:span text:style-name="T161">totiž</text:span><text:span text:style-name="T138"> vyřadí, </text:span><text:span text:style-name="T194">ork</text:span><text:span text:style-name="T138"> </text:span><text:span text:style-name="T161">Gorondarovi v cestě ke goblinovi ne</text:span><text:span text:style-name="T194">zabrání</text:span><text:span text:style-name="T138">.<text:line-break/><text:tab/></text:span><text:span text:style-name="T125">Nejdřív si </text:span><text:span text:style-name="T194">tedy</text:span><text:span text:style-name="T125"> musí hodit Katka </text:span><text:span text:style-name="T134">proti orkovi</text:span><text:span text:style-name="T125">. Pokud </text:span><text:span text:style-name="T195">jej</text:span><text:span text:style-name="T125"> nevyřadí, bude </text:span><text:span text:style-name="T137">se házet,</text:span><text:span text:style-name="T125"> </text:span><text:span text:style-name="T137">jestli</text:span><text:span text:style-name="T136"> ork</text:span><text:span text:style-name="T125"> zastav</text:span><text:span text:style-name="T136">í</text:span><text:span text:style-name="T125"> Gorondara. Když se </text:span><text:span text:style-name="T136">mu</text:span><text:span text:style-name="T125"> to nepodaří, bude si teprve Pavel moci hodit </text:span><text:span text:style-name="T195">proti goblinovi</text:span><text:span text:style-name="T125">.</text:span></text:p>
      <text:p text:style-name="P71"><text:span text:style-name="T141">Když </text:span><text:span text:style-name="T149">vás několik</text:span><text:span text:style-name="T141"> ohrožuje stejného protivníka, </text:span><text:span text:style-name="T140">na pořadí házení </text:span><text:span text:style-name="T171">se</text:span><text:span text:style-name="T140"> můžete domluvit. </text:span><text:span text:style-name="T148">O</text:span><text:span text:style-name="T140">bvykle je výhodné, aby nejdřív házeli ti, </text:span><text:span text:style-name="T142">kdo nejsou ohroženi, </text:span><text:span text:style-name="T172">protože jejich výsledek může pomoci těm, kteří ohroženi jsou</text:span><text:span text:style-name="T140">. Je to ale každopádně na vás, můžete se </text:span><text:span text:style-name="T148">rozhodnout</text:span><text:span text:style-name="T140"> i jinak.</text:span></text:p>
      <text:p text:style-name="P58">Příklad:</text:p>
      <text:p text:style-name="P70">Naria střílí na skřeta, se kterým bojuje Gorondar.</text:p>
      <text:p text:style-name="P70"><text:span text:style-name="T207">Pavel:</text:span><text:span text:style-name="T123"> „Katko, házej první. </text:span><text:span text:style-name="T196">Když ho nějak znevýhodníš, dáš mi tím bonus</text:span><text:span text:style-name="T162">.</text:span><text:span text:style-name="T123">“</text:span></text:p>
      <text:p text:style-name="P18"><text:span text:style-name="T196">Obdobně k</text:span><text:span text:style-name="T148">dyž více protivníků</text:span><text:span text:style-name="T142"> oh</text:span><text:span text:style-name="T143">r</text:span><text:span text:style-name="T142">ožuje stejnou postavu, </text:span><text:span text:style-name="T148">o pořadí, v jakém budou házet,</text:span><text:span text:style-name="T142"> rozhoduje Pán jeskyně.</text:span></text:p>
      <text:h text:style-name="P153" text:outline-level="4"><text:bookmark-start text:name="__RefHeading___Toc28357_1587421224"/>Zacyklení úmyslů<text:bookmark-end text:name="__RefHeading___Toc28357_1587421224"/></text:h>
      <text:p text:style-name="P37"><text:span text:style-name="T177">Když </text:span><text:span text:style-name="T192">jsou </text:span><text:span text:style-name="T196">úmysly</text:span><text:span text:style-name="T192"> zacyklené</text:span><text:span text:style-name="T177">, </text:span><text:span text:style-name="T196">nebo když se nedokážete dohodnout, </text:span><text:span text:style-name="T197">postupujte takto:</text:span></text:p>
      <text:list xml:id="list1442372748" text:style-name="L16">
        <text:list-item>
          <text:p text:style-name="P117"><text:soft-page-break/>Nejdříve si všichni hodí <text:span text:style-name="T40">na ú</text:span><text:span text:style-name="T41">tok</text:span>. Výsledky si zapamatujte <text:span text:style-name="T326">nebo zapište.</text:span> Zatím ale neurčujte, co se stalo.</text:p>
        </text:list-item>
        <text:list-item>
          <text:p text:style-name="P116"><text:span text:style-name="T198">Vyhodnoťte je v pořadí </text:span><text:span text:style-name="T197">od nejvyššího po nejnižší. V případě rovnosti buď </text:span><text:span text:style-name="T199">proběhnou</text:span><text:span text:style-name="T197"> současně (pokud to dává smysl), nebo to rozhodněte </text:span><text:span text:style-name="T200">zopakováním hodu</text:span><text:span text:style-name="T197">.</text:span></text:p>
        </text:list-item>
      </text:list>
      <text:h text:style-name="P153" text:outline-level="4"><text:bookmark-start text:name="__RefHeading___Toc28359_1587421224"/><text:span text:style-name="T288">Útok na více</text:span> protivník<text:span text:style-name="T288">ů</text:span><text:bookmark-end text:name="__RefHeading___Toc28359_1587421224"/></text:h>
      <text:p text:style-name="P37"><text:span text:style-name="T285">Pokud útočíš něčím, co zasahuje víc cílů, </text:span><text:span text:style-name="T150">házíš </text:span><text:span text:style-name="T40">na ú</text:span><text:span text:style-name="T41">tok</text:span><text:span text:style-name="T150"> bez postihu, </text:span><text:span text:style-name="T175">jinak s postihem</text:span><text:span text:style-name="T150"> -</text:span><text:span text:style-name="T151">1 za každ</text:span><text:span text:style-name="T168">ý cíl </text:span><text:span text:style-name="T169">nad první</text:span><text:span text:style-name="T150">. </text:span><text:span text:style-name="T175">N</text:span><text:span text:style-name="T182">a </text:span><text:span text:style-name="T205">útok</text:span><text:span text:style-name="T182"> házíš jen jednou a výsledek </text:span><text:span text:style-name="T183">postupně</text:span><text:span text:style-name="T182"> použiješ proti </text:span><text:span text:style-name="T183">všem</text:span><text:span text:style-name="T182"> cíl</text:span><text:span text:style-name="T183">ům</text:span><text:span text:style-name="T182">.</text:span></text:p>
      <text:p text:style-name="P58">Příklad:</text:p>
      <text:p text:style-name="P70"><text:span text:style-name="T123">Kara sesílá </text:span><text:span text:style-name="T204">na dva skřety</text:span><text:span text:style-name="T123"> </text:span><text:span text:style-name="T106">zelený blesk</text:span><text:span text:style-name="T123">, </text:span><text:span text:style-name="T204">který</text:span><text:span text:style-name="T123"> zasahuje dva cíle najednou. </text:span><text:span text:style-name="T204">Hází tedy bez postihu</text:span><text:span text:style-name="T123">.</text:span></text:p>
      <text:p text:style-name="P62">Když by chtěl Gorondar v jednom kole zasáhnout dva skřety sekerou, bude si na útok počítat postih -1, protože se na každého musí znovu rozmáchnout.</text:p>
      <text:h text:style-name="Heading_20_3" text:outline-level="3"><text:bookmark-start text:name="__RefHeading___Toc28361_1587421224"/>Výsledek hodu na ú<text:span text:style-name="T308">tok</text:span><text:bookmark-end text:name="__RefHeading___Toc28361_1587421224"/></text:h>
      <text:p text:style-name="P25"><text:span text:style-name="T312">R</text:span>ozdíl hodů určuje počet úspěchů.</text:p>
      <text:list xml:id="list614218819" text:style-name="L17">
        <text:list-item>
          <text:p text:style-name="P118">Pokud jsi hodil stejně, nebo jsi <text:span text:style-name="T312">protivníka</text:span> přehodil o 1 či 2, máš <text:span text:style-name="T251">proti němu</text:span> jeden úspěch</text:p>
        </text:list-item>
        <text:list-item>
          <text:p text:style-name="P118">Jestliže jsi ho přehodil o 3-5, máš <text:span text:style-name="T251">proti němu</text:span> <text:span text:style-name="T252">dva</text:span> úspěchy</text:p>
        </text:list-item>
        <text:list-item>
          <text:p text:style-name="P118">Pokud jsi ho přehodil o 6 nebo víc, máš <text:span text:style-name="T251">proti němu dokonce</text:span> tři úspěchy. <text:span text:style-name="T306">Více než tři úspěchy není možné získat</text:span></text:p>
        </text:list-item>
      </text:list>
      <text:p text:style-name="P28">Za jeden úspěch můžeš například:</text:p>
      <text:list xml:id="list1180082353" text:style-name="L18">
        <text:list-item>
          <text:p text:style-name="P119">Zranit ho</text:p>
          <text:list>
            <text:list-item>
              <text:p text:style-name="P120"><text:soft-page-break/><text:span text:style-name="Odkaz_20_na_20_kapitolu"><text:span text:style-name="T55">V jednom kole můžeš protivníka zranit pouze jednou.</text:span></text:span><text:span text:style-name="Odkaz_20_na_20_kapitolu"><text:span text:style-name="T49"> I když tedy proti němu máš více úspěchů, jen jeden z nich může </text:span></text:span><text:span text:style-name="Odkaz_20_na_20_kapitolu"><text:span text:style-name="T50">představovat</text:span></text:span><text:span text:style-name="Odkaz_20_na_20_kapitolu"><text:span text:style-name="T49"> zranění</text:span></text:span></text:p>
            </text:list-item>
            <text:list-item>
              <text:p text:style-name="P121">Za další úspěch můžeš ze zranění udělat vážné <text:span text:style-name="T296">(pokud jsi ho zranil alespoň za 3 životy),</text:span> zasáhnout část těla, která není krytá zbrojí, <text:span text:style-name="T297">nebo obejít jeho štít</text:span></text:p>
            </text:list-item>
          </text:list>
        </text:list-item>
        <text:list-item>
          <text:p text:style-name="P122">Zasáhnout předmět, který drží, nebo ho má na sobě</text:p>
        </text:list-item>
        <text:list-item>
          <text:p text:style-name="P123">Chytit ho, srazit ho k zemi, přimáčknout ho ke zdi a podobně.</text:p>
        </text:list-item>
        <text:list-item>
          <text:p text:style-name="P124"><text:span text:style-name="T262">N</text:span>ěkam ho zatlačit či odtáhnout</text:p>
        </text:list-item>
        <text:list-item>
          <text:p text:style-name="P125">Zastoupit mu cestu</text:p>
        </text:list-item>
        <text:list-item>
          <text:p text:style-name="P124">Dostat se z nevýhody, ve které tě drží</text:p>
        </text:list-item>
        <text:list-item>
          <text:p text:style-name="P126">V něčem mu zabránit</text:p>
        </text:list-item>
      </text:list>
      <text:p text:style-name="P20"><text:span text:style-name="T263">Za dva úspěchy můžeš</text:span>:</text:p>
      <text:list xml:id="list164316834644858" text:continue-numbering="true" text:style-name="L18">
        <text:list-item>
          <text:p text:style-name="P124">Odzbrojit <text:span text:style-name="T257">ho</text:span></text:p>
        </text:list-item>
        <text:list-item>
          <text:p text:style-name="P127">Srazit <text:span text:style-name="T258">ho do propasti</text:span> <text:span text:style-name="T258">nebo zatlačit</text:span> <text:span text:style-name="T258">do</text:span> <text:span text:style-name="T257">pasti</text:span></text:p>
        </text:list-item>
        <text:list-item>
          <text:p text:style-name="P128">Zabránit mu v mluvení</text:p>
        </text:list-item>
      </text:list>
      <text:p text:style-name="P29"><text:span text:style-name="T176">P</text:span><text:span text:style-name="T123">otřebné dva úspěchy </text:span><text:span text:style-name="T185">můžeš</text:span><text:span text:style-name="T123"> získat i postupně ve více kolech, nebo ve spolupráci s někým dalším.</text:span></text:p>
      <text:p text:style-name="P8">Výsledek musí odpovídat úmyslům a musí dávat smysl.</text:p>
      <text:h text:style-name="P151" text:outline-level="4"><text:bookmark-start text:name="__RefHeading___Toc28363_1587421224"/>Zranění kouz<text:span text:style-name="T261">lem</text:span><text:bookmark-end text:name="__RefHeading___Toc28363_1587421224"/></text:h>
      <text:p text:style-name="P27">Zranění kouzla určíš tak, že hodíš příslušný počet kostek zranění <text:span text:style-name="T305">(kz)</text:span> a spočítáš ty, na kterých padlo 4 nebo víc.</text:p>
      <text:h text:style-name="P151" text:outline-level="4"><text:bookmark-start text:name="__RefHeading___Toc28365_1587421224"/><text:soft-page-break/><text:span text:style-name="T104">P</text:span><text:span text:style-name="T24">řidané zranění</text:span><text:bookmark-end text:name="__RefHeading___Toc28365_1587421224"/></text:h>
      <text:p text:style-name="P4"><text:span text:style-name="T313">Na přidané zranění si můžeš hodit, když máš nějaký efekt, který ho způsobuje, a za jeden z úspěchů se rozhodneš protivníka zranit</text:span>.</text:p>
      <text:list xml:id="list949934822" text:style-name="L19">
        <text:list-item>
          <text:p text:style-name="P129">Každé přidané zranění si zasažený znovu sníží za Zbroj <text:span text:style-name="T313">a odolnost</text:span> proti tomuto druhu zranění a <text:span text:style-name="T314">za </text:span>štít.</text:p>
        </text:list-item>
      </text:list>
      <text:p text:style-name="P27">/<text:span text:style-name="T315">* Co kouzlo </text:span><text:span text:style-name="T115">magický štít</text:span><text:span text:style-name="T315">? Asi by se znovu odečítat nemělo. TODO: napsat to k němu. */</text:span></text:p>
      <text:h text:style-name="P151" text:outline-level="4"><text:bookmark-start text:name="__RefHeading___Toc28367_1587421224"/>Vyřazení z boje <text:span text:style-name="T287">a bezvědomí</text:span><text:bookmark-end text:name="__RefHeading___Toc28367_1587421224"/></text:h>
      <text:p text:style-name="P27"><text:span text:style-name="T33">Když ti </text:span><text:span text:style-name="T35">po odečtení zranění</text:span><text:span text:style-name="T33"> klesnou životy na </text:span><text:span text:style-name="T34">nulu</text:span><text:span text:style-name="T33"> nebo méně, jsi </text:span><text:span text:style-name="T26">vyřazený</text:span><text:span text:style-name="T33">. </text:span><text:span text:style-name="T36">Nejsi schopen boje ani kouzlení, zvládneš jen šeptat a můžeš se nanejvýš pomalu plazit.</text:span><text:span text:style-name="T33"><text:line-break/><text:tab/></text:span><text:span text:style-name="T35">Životy mohou jít i do záporu. </text:span><text:span text:style-name="T37">K</text:span><text:span text:style-name="T36">dyž </text:span><text:span text:style-name="T37">ti</text:span><text:span text:style-name="T36"> klesnou na -6 nebo méně, upadneš do </text:span><text:span text:style-name="T27">bezvědomí</text:span><text:span text:style-name="T36">.<text:line-break/><text:tab/></text:span><text:span text:style-name="T38">Z </text:span><text:span text:style-name="T29">bezvědomí</text:span><text:span text:style-name="T38"> se probereš, když ti někdo vyléčí dostatek životů, aby ses dostal nad -</text:span><text:span text:style-name="T39">6 životů a </text:span><text:span text:style-name="T30">vyřazený</text:span><text:span text:style-name="T39"> přestaneš být, když se dostaneš alespoň na 1 život</text:span><text:span text:style-name="T38">.</text:span></text:p>
      <text:h text:style-name="P154" text:outline-level="4"><text:bookmark-start text:name="__RefHeading___Toc28369_1587421224"/><text:span text:style-name="T292">D</text:span><text:span text:style-name="T291">orážení protivníků</text:span><text:bookmark-end text:name="__RefHeading___Toc28369_1587421224"/></text:h>
      <text:p text:style-name="P27"><text:span text:style-name="T294">Dorážení zabere jedno kolo.</text:span><text:span text:style-name="T293"> Nemůžeš </text:span><text:span text:style-name="T295">dorážet</text:span><text:span text:style-name="T293">, když při tom na tebe někdo útočí, nebo tě jinak ohrožu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1-10T16:43:15.256000000</dc:date>
    <meta:print-date>2113-01-01T00:00:00</meta:print-date>
    <meta:editing-cycles>21272</meta:editing-cycles>
    <meta:editing-duration>P63DT8H20M12S</meta:editing-duration>
    <meta:generator>LibreOffice/6.0.5.2$Windows_X86_64 LibreOffice_project/54c8cbb85f300ac59db32fe8a675ff7683cd5a16</meta:generator>
    <meta:document-statistic meta:table-count="0" meta:image-count="0" meta:object-count="0" meta:page-count="18" meta:paragraph-count="243" meta:word-count="3021" meta:character-count="17389" meta:non-whitespace-character-count="14692"/>
  </office:meta>
</office:document-meta>
</file>